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2903in" style:rel-column-width="1859*"/>
    </style:style>
    <style:style style:name="Table1.B" style:family="table-column">
      <style:table-column-properties style:column-width="4.0618in" style:rel-column-width="5851*"/>
    </style:style>
    <style:style style:name="Table1.C" style:family="table-column">
      <style:table-column-properties style:column-width="1.5722in" style:rel-column-width="226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Standard">
      <style:paragraph-properties>
        <style:tab-stops>
          <style:tab-stop style:position="0.9165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officeooo:paragraph-rsid="000346cd" style:font-size-asian="14pt" style:font-size-complex="14pt"/>
    </style:style>
    <style:style style:name="P7" style:family="paragraph" style:parent-style-name="Table_20_Contents">
      <style:text-properties fo:font-size="14pt" officeooo:rsid="000346cd" officeooo:paragraph-rsid="000346cd" style:font-size-asian="14pt" style:font-size-complex="14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tman API Fundamental Student Expert</text:p>
      <text:p text:style-name="P2">Application Programming Interfaces</text:p>
      <text:p text:style-name="P2"/>
      <text:p text:style-name="P5">An Application Programming Interface (API) is a contract that allows code to talk to other code. APIs are the building blocks of modern software because they allow for sharing of resources and services across applications, organizations, and devices.</text:p>
      <text:p text:style-name="P5"/>
      <text:p text:style-name="P5">Have you ever made a payment on a website? Checked the weather on a mobile app? Listened to Spotify on both your desktop and your phone? Used Google Maps inside another app? Whether you know it or not, you are using APIs every day. Even this lesson you are reading is brought to you by an API!</text:p>
      <text:p text:style-name="P5">Why are APIs important?</text:p>
      <text:p text:style-name="P5"/>
      <text:p text:style-name="P5"><text:s text:c="4"/>APIs help developers integrate exciting features and build automation without reinventing the wheel</text:p>
      <text:p text:style-name="P5"><text:s text:c="4"/>ex: using a Weather API instead of launching your weather balloons</text:p>
      <text:p text:style-name="P5"/>
      <text:p text:style-name="P5"><text:s text:c="4"/>APIs allow enterprises to open up their product for faster innovation</text:p>
      <text:p text:style-name="P5"><text:s text:c="4"/>ex: apps that interact with Twitter or Meta APIs by posting on your behalf or reading tweets</text:p>
      <text:p text:style-name="P5"/>
      <text:p text:style-name="P5"><text:s text:c="4"/>APIs can be products themselves</text:p>
      <text:p text:style-name="P5"><text:s text:c="4"/>ex: Software as a Service (SaaS) products like Stripe's payment APIs or Twilio's text messaging and email APIs</text:p>
      <text:p text:style-name="P5"/>
      <text:p text:style-name="P3">Who works with APIs?</text:p>
      <text:p text:style-name="P5"/>
      <text:p text:style-name="P5">APIs are not just for developers. According to Postman's latest State of the API Report, almost half of the survey respondents identified as holding non-developer roles, such as management, solutions architects, business and data analysts, educators and researchers. All these roles benefit from the standardized data access provided by APIs.</text:p>
      <text:p text:style-name="P5"/>
      <text:p text:style-name="P5"><text:s/></text:p>
      <text:p text:style-name="P5"/>
      <text:p text:style-name="P5">API use is not limited to the tech and IT industries. Survey responses in the same report show that while tech, business, IT, and banking sectors represent the bulk of API use, any industry can benefit from the convenience provided by APIs. </text:p>
      <text:p text:style-name="P5">Who benefits from APIs?</text:p>
      <text:p text:style-name="P5"/>
      <text:p text:style-name="P5">Ultimately, everyone benefits from APIs either directly or indirectly because APIs make processes more efficient and connect the services we love and rely on.</text:p>
      <text:p text:style-name="P5"/>
      <text:p text:style-name="P5"><text:soft-page-break/></text:p>
      <text:p text:style-name="P3">APIs - A Digital Restaurant</text:p>
      <text:p text:style-name="P5"/>
      <text:p text:style-name="P5">You can think of APIs as being like a waiter at a restaurant, serving as a go-between for the customer and the kitchen. </text:p>
      <text:p text:style-name="P5"/>
      <text:p text:style-name="P5">A customer who wants soup doesn't go into the kitchen to cook. They don't even have to know how to make soup! They only have to know how to ask the waiter for soup, expecting the waiter to bring back soup.</text:p>
      <text:p text:style-name="P5"/>
      <text:p text:style-name="P5">APIs work the same way, but there are different names for the players involved. Instead of soup, the requester might ask for data or execution of a service.\</text:p>
      <text:p text:style-name="P5"><text:s text:c="2"/><text:tab/><text:tab/></text:p>
      <table:table table:name="Table1" table:style-name="Table1">
        <table:table-column table:style-name="Table1.A"/>
        <table:table-column table:style-name="Table1.B"/>
        <table:table-column table:style-name="Table1.C"/>
        <table:table-row>
          <table:table-cell table:style-name="Table1.A1" office:value-type="string">
            <text:p text:style-name="P6">Networking term </text:p>
          </table:table-cell>
          <table:table-cell table:style-name="Table1.A1" office:value-type="string">
            <text:p text:style-name="P6">Description </text:p>
          </table:table-cell>
          <table:table-cell table:style-name="Table1.C1" office:value-type="string">
            <text:p text:style-name="P6">Restaurant analogy</text:p>
          </table:table-cell>
        </table:table-row>
        <table:table-row>
          <table:table-cell table:style-name="Table1.A2" office:value-type="string">
            <text:p text:style-name="P7">Client</text:p>
          </table:table-cell>
          <table:table-cell table:style-name="Table1.A2" office:value-type="string">
            <text:p text:style-name="P6">The requester. Ex: browser, web app, mobile app </text:p>
          </table:table-cell>
          <table:table-cell table:style-name="Table1.C2" office:value-type="string">
            <text:p text:style-name="P7">Customer</text:p>
          </table:table-cell>
        </table:table-row>
        <table:table-row>
          <table:table-cell table:style-name="Table1.A2" office:value-type="string">
            <text:p text:style-name="P7">API</text:p>
          </table:table-cell>
          <table:table-cell table:style-name="Table1.A2" office:value-type="string">
            <text:p text:style-name="P6">Simplified interface for interacting with the backend </text:p>
          </table:table-cell>
          <table:table-cell table:style-name="Table1.C2" office:value-type="string">
            <text:p text:style-name="P7">Waiter</text:p>
          </table:table-cell>
        </table:table-row>
        <table:table-row>
          <table:table-cell table:style-name="Table1.A2" office:value-type="string">
            <text:p text:style-name="P7">Server</text:p>
          </table:table-cell>
          <table:table-cell table:style-name="Table1.A2" office:value-type="string">
            <text:p text:style-name="P6">The backend where the processing happens </text:p>
          </table:table-cell>
          <table:table-cell table:style-name="Table1.C2" office:value-type="string">
            <text:p text:style-name="P7">Kitchen</text:p>
          </table:table-cell>
        </table:table-row>
      </table:table>
      <text:p text:style-name="P5"/>
      <text:p text:style-name="P5"/>
      <text:p text:style-name="P5"><text:span text:style-name="T1">Types of APIs</text:span></text:p>
      <text:p text:style-name="P5"><text:span text:style-name="T1"/></text:p>
      <text:p text:style-name="P5">While this course will focus on Web APIs, it is important to know that "API" can apply to a broad range of interfaces.</text:p>
      <text:p text:style-name="P5"/>
      <text:p text:style-name="P5"><text:s text:c="4"/>Hardware APIs</text:p>
      <text:p text:style-name="P5"><text:s text:c="4"/>Interface for software to talk to hardware.</text:p>
      <text:p text:style-name="P5"><text:s text:c="4"/>Example: How your phone's camera talks to the operating system. </text:p>
      <text:p text:style-name="P5"/>
      <text:p text:style-name="P5"><text:s text:c="4"/>Software Library APIs</text:p>
      <text:p text:style-name="P5"><text:s text:c="4"/>Interface for directly consuming code from another code base.</text:p>
      <text:p text:style-name="P5"><text:s text:c="4"/>Example: Using methods from a library you import into your application.</text:p>
      <text:p text:style-name="P5"/>
      <text:p text:style-name="P5"><text:s text:c="4"/>Web APIs</text:p>
      <text:p text:style-name="P5"><text:s text:c="4"/>Interface for communicating across code bases over a network.</text:p>
      <text:p text:style-name="P5"><text:s text:c="4"/>Example: Fetching current stock prices from a finance API over the internet.</text:p>
      <text:p text:style-name="P5"/>
      <text:p text:style-name="P5">Multiple API types may be used to achieve a task. For example, uploading a photo to Instagram makes use of various APIs:</text:p>
      <text:p text:style-name="P5"><text:soft-page-break/></text:p>
      <text:p text:style-name="P5"><text:s text:c="4"/>Hardware API for the app to talk to your camera</text:p>
      <text:p text:style-name="P5"/>
      <text:p text:style-name="P5"><text:s text:c="4"/>Software library API for the image to be processed with filters</text:p>
      <text:p text:style-name="P5"/>
      <text:p text:style-name="P5"><text:s text:c="4"/>Web API for sending your image to Instagram's servers so your friends can like it!</text:p>
      <text:p text:style-name="P5"/>
      <text:p text:style-name="P3">Architectures</text:p>
      <text:p text:style-name="P5"/>
      <text:p text:style-name="P5">There is more than one way to build and consume APIs. Some architecture types you may come across are:</text:p>
      <text:p text:style-name="P5"/>
      <text:p text:style-name="P5"><text:s text:c="4"/>REST (Representational State Transfer)</text:p>
      <text:p text:style-name="P5"><text:s text:c="4"/>GraphQL</text:p>
      <text:p text:style-name="P5"><text:s text:c="4"/>WebSockets</text:p>
      <text:p text:style-name="P5"><text:s text:c="4"/>webhooks</text:p>
      <text:p text:style-name="P5"><text:s text:c="4"/>SOAP (Simple Object Access Protocol)</text:p>
      <text:p text:style-name="P5"><text:s text:c="4"/>gRPC (Google Remote Procedure Call)</text:p>
      <text:p text:style-name="P5"><text:s text:c="4"/>MQTT (MQ Telemetry Transport)</text:p>
      <text:p text:style-name="P5"/>
      <text:p text:style-name="P5">😱 Don't worry about knowing all of these! This course will focus on REST APIs since this is the most widely adopted API architecture.</text:p>
      <text:p text:style-name="P5"/>
      <text:p text:style-name="P3">REST APIs</text:p>
      <text:p text:style-name="P5">Some traits of REST APIs include not storing session state between requests, the ability to cache, and the ability to send and receive various data types. Still confused? Don't worry; we will learn hands-on very soon in this course!</text:p>
      <text:p text:style-name="P5">Access</text:p>
      <text:p text:style-name="P5"/>
      <text:p text:style-name="P5">APIs also vary in the scope of who can access them.</text:p>
      <text:p text:style-name="P5"/>
      <text:p text:style-name="P5"><text:s text:c="4"/>Public APIs (aka Open APIs)</text:p>
      <text:p text:style-name="P5"><text:s text:c="4"/>Consumed by anyone who discovers the API</text:p>
      <text:p text:style-name="P5"/>
      <text:p text:style-name="P5"><text:s text:c="4"/>Private APIs</text:p>
      <text:p text:style-name="P5"><text:s text:c="4"/>Consumed only within an organization and not made public</text:p>
      <text:p text:style-name="P5"/>
      <text:p text:style-name="P5"><text:s text:c="4"/>Partner APIs</text:p>
      <text:p text:style-name="P5"><text:s text:c="4"/>Consumed between one or more organizations that have an established relationship</text:p>
      <text:p text:style-name="P5"/>
      <text:p text:style-name="P5">The API we will use in this course will be a Public, REST, Web API 👀.</text:p>
      <text:p text:style-name="P5"/>
      <text:p text:style-name="P5"><text:soft-page-break/>You can read more about types of APIs on the Postman Blog.</text:p>
      <text:p text:style-name="P5"/>
      <text:p text:style-name="P5"><text:span text:style-name="T1">Quizes</text:span>:</text:p>
      <text:p text:style-name="P5"/>
      <text:p text:style-name="P5">Question 1: Correct answer</text:p>
      <text:p text:style-name="P5"/>
      <text:p text:style-name="P5">What is an API? Pick the best answer from one of the choices below.</text:p>
      <text:p text:style-name="P5">A file format for images</text:p>
      <text:p text:style-name="P5">Apple's new iPhone programming language</text:p>
      <text:p text:style-name="P5">-A contract that allows code to talk to other code.</text:p>
      <text:p text:style-name="P5">A unit used for storage measurement</text:p>
      <text:p text:style-name="P5">Question 2: Correct answer</text:p>
      <text:p text:style-name="P5"/>
      <text:p text:style-name="P5">What are some different types of APIs?</text:p>
      <text:p text:style-name="P5">-REST APIs</text:p>
      <text:p text:style-name="P5">-GraphQL</text:p>
      <text:p text:style-name="P5">-gRPC</text:p>
      <text:p text:style-name="P5">ElectricSockets</text:p>
      <text:p text:style-name="P3"/>
      <text:p text:style-name="P3"><text:s/>An API Platform</text:p>
      <text:p text:style-name="P5"/>
      <text:p text:style-name="P5">Postman is an API platform for building and using APIs. Postman simplifies each step of the API lifecycle and streamlines collaboration so you can create better APIs faster and consume them with ease. That's why Postman is trusted by over 25 million users worldwide!</text:p>
      <text:p text:style-name="P5"/>
      <text:p text:style-name="P5">The Postman API Platform diagram. Illustration.</text:p>
      <text:p text:style-name="P5">Working with APIs then and now: cURL vs. Postman</text:p>
      <text:p text:style-name="P5"/>
      <text:p text:style-name="P5">Before Postman, it was common practice to poke at APIs with a command line tool for making HTTP requests called cURL. This tool is still used today but has its limitations when it comes to collaboration and sharing. </text:p>
      <text:p text:style-name="P5"/>
      <text:p text:style-name="P5">API calls with curl</text:p>
      <text:p text:style-name="P5">This is an example of what an API call in the terminal using the curl command looks like. Here we are fetching data about GitHub user postmanlabs</text:p>
      <text:p text:style-name="P5"/>
      <text:p text:style-name="P5">curl https://api.github.com/users/postmanlabs</text:p>
      <text:p text:style-name="P5"/>
      <text:p text:style-name="P5">Screenshot of curl command for fetching GitHub user data in the terminal</text:p>
      <text:p text:style-name="P5"/>
      <text:p text:style-name="P5"><text:soft-page-break/>It works great, but once you make the call, the API response data is lost in the river of the terminal. You also don't have visibility of the metadata of the response without adding more details to the command.</text:p>
      <text:p text:style-name="P5"/>
      <text:p text:style-name="P5">API calls with Postman</text:p>
      <text:p text:style-name="P5">Here is the same call done with Postman. Postman shows the response with clean indents and colors and allows you to save, organize and share your requests. You can also see all the components of the request and response broken down into tabs and other helpful details like the response time and status code. </text:p>
      <text:p text:style-name="P5"/>
      <text:p text:style-name="P5">Postman screenshot: View of a request to the GitHub API and the reponse showing data about the user postmanlabs. Areas highlighted are the response body, status code and response time.</text:p>
      <text:p text:style-name="P5"/>
      <text:p text:style-name="P5"/>
      <text:p text:style-name="P3"/>
      <text:p text:style-name="P3">The API First World</text:p>
      <text:p text:style-name="P5"/>
      <text:p text:style-name="P5">Postman has a vision for an API First World - one where 100 million developers are connected through APIs, and APIs take center stage as primary building blocks. In the API-first world:</text:p>
      <text:p text:style-name="P5"/>
      <text:p text:style-name="P5"><text:s text:c="4"/>APIs are considered a #1 priority</text:p>
      <text:p text:style-name="P5"><text:s text:c="4"/>APIs are easily consumable</text:p>
      <text:p text:style-name="P5"><text:s text:c="4"/>APIs are easily discoverable</text:p>
      <text:p text:style-name="P5"/>
      <text:p text:style-name="P5">To learn more about Postman's vision, be sure to bookmark our graphic novel for later:</text:p>
      <text:p text:style-name="P5">The API-First World </text:p>
      <text:p text:style-name="P5">Cover of Postman's graphic novel: The API FIrst World. Features an illustration of the Postman mascot Postmanaut on a black background.</text:p>
      <text:p text:style-name="P5">Alright! Less talking, more doing!</text:p>
      <text:p text:style-name="P5"/>
      <text:p text:style-name="P5">It's time to dive in and start using Postman to learn how APIs work and what they can do for us.</text:p>
      <text:p text:style-name="P5"/>
      <text:p text:style-name="P5">In the next lesson, you will learn how to get up and running with Postman in seconds.</text:p>
      <text:p text:style-name="P5"/>
      <text:p text:style-name="P5"/>
      <text:p text:style-name="P5"/>
      <text:p text:style-name="P3">Getting started with Postman</text:p>
      <text:p text:style-name="P5"/>
      <text:p text:style-name="P5">Roll up your sleeves; you're about to learn about APIs hands-on!</text:p>
      <text:p text:style-name="P5"><text:soft-page-break/></text:p>
      <text:p text:style-name="P5">Remember to follow along because you must submit your Postman Workspace later to complete this course.</text:p>
      <text:p text:style-name="P5">Open Postman for web</text:p>
      <text:p text:style-name="P5"/>
      <text:p text:style-name="P5">You can use Postman as a desktop app or web browser. This course will show you how to use Postman in the browser. </text:p>
      <text:p text:style-name="P5"/>
      <text:p text:style-name="P5"><text:s text:c="4"/>Navigate to https://www.postman.com/</text:p>
      <text:p text:style-name="P5"/>
      <text:p text:style-name="P5"><text:s text:c="4"/>Sign in if you have an account, or sign up for free! </text:p>
      <text:p text:style-name="P5"/>
      <text:p text:style-name="P5"><text:s text:c="4"/>3. Install Postman Agent. This micro-app will help you overcome the browser's limitations when making API calls. You can read more about it in this blog post.</text:p>
      <text:p text:style-name="P5"/>
      <text:p text:style-name="P5">Welcome!</text:p>
      <text:p text:style-name="P5"/>
      <text:p text:style-name="P5">If you've created a new account, you will be taken to a default workspace in Postman called "My Workspace"</text:p>
      <text:p text:style-name="P5"/>
      <text:p text:style-name="P5">Screenshot of Postman landing page for new account. Shows a newly created Workspace title "My Workspace"</text:p>
      <text:p text:style-name="P5"/>
      <text:p text:style-name="P5">If you log in to an existing account, you will be taken to your Home dashboard, which will look something like this: </text:p>
      <text:p text:style-name="P5"/>
      <text:p text:style-name="P5">Screenshot of Postman welcome screen for logged in users. Shows a greeting message and links to</text:p>
      <text:p text:style-name="P5"/>
      <text:p text:style-name="P5"/>
      <text:p text:style-name="P3">Quizes:</text:p>
      <text:p text:style-name="P5"/>
      <text:p text:style-name="P5">Question 1: Correct answer</text:p>
      <text:p text:style-name="P5"/>
      <text:p text:style-name="P5">Postman has a vision for an API-First World. In the API-first world:</text:p>
      <text:p text:style-name="P5">-APIs are considered a #1 priority</text:p>
      <text:p text:style-name="P5">APIs will make you famous on TikTok</text:p>
      <text:p text:style-name="P5">-APIs are easily consumable</text:p>
      <text:p text:style-name="P5">API stands for Application Postman Interface</text:p>
      <text:p text:style-name="P5">-APIs are easily discoverable</text:p>
      <text:p text:style-name="P5"/>
      <text:p text:style-name="P5"/>
      <text:p text:style-name="P3"><text:soft-page-break/>Task: Create a workspace</text:p>
      <text:p text:style-name="P5"/>
      <text:p text:style-name="P5">Are you ready to become a digital librarian using the Postman Library API v2?</text:p>
      <text:p text:style-name="P5"/>
      <text:p text:style-name="P5">This REST API allows you to CRUD (Create, Read, Update, Delete) books in a public library database. You will use Postman to interact with this API and manage books. </text:p>
      <text:p text:style-name="P5">Create a workspace</text:p>
      <text:p text:style-name="P5"/>
      <text:p text:style-name="P5">To start making Postman requests, you need to be inside a workspace. Let's make one! </text:p>
      <text:p text:style-name="P5"/>
      <text:p text:style-name="P5">1. Workspaces dropdown &gt; Create Workspace</text:p>
      <text:p text:style-name="P5"/>
      <text:p text:style-name="P5">Postman screenshot: select "Create Workspace" from the Workspaces dropdown</text:p>
      <text:p text:style-name="P5"/>
      <text:p text:style-name="P5">2. Select Blank Workspace as Template </text:p>
      <text:p text:style-name="P5"/>
      <text:p text:style-name="P5"><text:s text:c="4"/>Info: While working with your personal APIs, you can choose from a template listed, which can set you up with some pre-defined structure or use a blank workspace. For our course we will use a blank workspace.</text:p>
      <text:p text:style-name="P5"/>
      <text:p text:style-name="P5">3. Name your workspace "Postman API Fundamentals Student Expert" and set the visibility to Only me - Personal. Then click "Create Workspace."</text:p>
      <text:p text:style-name="P5">create workspace</text:p>
      <text:p text:style-name="P5">Success!</text:p>
      <text:p text:style-name="P5"/>
      <text:p text:style-name="P5">Welcome to your empty new workspace.</text:p>
      <text:p text:style-name="P5"/>
      <text:p text:style-name="P5">Screenshot of newly created Postman Workspace, without any collections</text:p>
      <text:p text:style-name="P5"/>
      <text:p text:style-name="P5"/>
      <text:p text:style-name="P5">Next, we'll learn how to add our first Collection to the workspace.</text:p>
      <text:p text:style-name="P5"/>
      <text:p text:style-name="P5"/>
      <text:p text:style-name="P3">Task: Create a collection</text:p>
      <text:p text:style-name="P5"/>
      <text:p text:style-name="P5">Collections are places to organize your API requests in Postman. They serve as executable documentation of API endpoints. </text:p>
      <text:p text:style-name="P5"/>
      <text:p text:style-name="P5">Let's create a new Collection in our workspace to keep our requests to the Postman Library API v2. </text:p>
      <text:p text:style-name="P5"/>
      <text:p text:style-name="P5"><text:s/></text:p>
      <text:p text:style-name="P5"><text:soft-page-break/></text:p>
      <text:p text:style-name="P5"><text:s text:c="4"/>From the left pane, either click the plus ("+") icon or Create a collection.</text:p>
      <text:p text:style-name="P5"><text:s text:c="4"/>Postman screenshot: Create a new collection in your workspace by click the plus icon or "create collection"</text:p>
      <text:p text:style-name="P5"/>
      <text:p text:style-name="P5"><text:s text:c="4"/>Select Blank collection</text:p>
      <text:p text:style-name="P5"/>
      <text:p text:style-name="P5"/>
      <text:p text:style-name="P5"><text:s text:c="4"/>Name your new Collection “Postman Library API v2”</text:p>
      <text:p text:style-name="P5"><text:s text:c="4"/>Postman screenshot: Name collection "Postman Library API v2"</text:p>
      <text:p text:style-name="P5"/>
      <text:p text:style-name="P5">Ready for takeoff 🚀!</text:p>
      <text:p text:style-name="P5"/>
      <text:p text:style-name="P5">Next up, we'll make our first API request.</text:p>
      <text:p text:style-name="P5"/>
      <text:p text:style-name="P5"/>
      <text:p text:style-name="P5"/>
      <text:p text:style-name="P3">Task: Get books from the Library API</text:p>
      <text:p text:style-name="P5"/>
      <text:p text:style-name="P5">First things first: a librarian must know how to view all the books in the library catalog.</text:p>
      <text:p text:style-name="P5"/>
      <text:p text:style-name="P5">According to the API documentation, you can get all the books in the library by making a request to GET https://library-api.postmanlabs.com/books. Here, GET is the request method, and the request URL indicates where the request is sent. We'll cover what that means soon - but first, let's get our hands dirty with our first request!</text:p>
      <text:p text:style-name="P5">Make your first request.</text:p>
      <text:p text:style-name="P5"/>
      <text:p text:style-name="P5"><text:s/></text:p>
      <text:p text:style-name="P5"/>
      <text:p text:style-name="P5">1. Create a new request by either clicking Add a request inside your new Collection or hovering on your Collection, then click the three dots icon and "Add request" <text:s/></text:p>
      <text:p text:style-name="P5"/>
      <text:p text:style-name="P5">Postman screenshot: Click "Add a request" inside a Collection to create a new request</text:p>
      <text:p text:style-name="P5"/>
      <text:p text:style-name="P5">2. Name your request "get books". Set the request method to GET, and the request URL to GET https://library-api.postmanlabs.com/books</text:p>
      <text:p text:style-name="P5"/>
      <text:p text:style-name="P5">Be sure to hit Save your work using Download HD This Free Icons Png Design Of Ctrl Key Transparent PNG Image - NicePNG.com+s or Command symbol - Free interface icons+s;</text:p>
      <text:p text:style-name="P5"/>
      <text:p text:style-name="P5"><text:soft-page-break/>Postman screenshot: New request with title "get books", request method set to GET, request URL set to "/books"</text:p>
      <text:p text:style-name="P5">3. Send your request by clicking the Send button</text:p>
      <text:p text:style-name="P5">View the response</text:p>
      <text:p text:style-name="P5"/>
      <text:p text:style-name="P5">If everything goes well, you will see a response from the server in the lower half of Postman.</text:p>
      <text:p text:style-name="P5"/>
      <text:p text:style-name="P5">It should look like this: a JSON (JavaScript Object Notation) response body with an array of book objects. You can scroll down to see more books.</text:p>
      <text:p text:style-name="P5"/>
      <text:p text:style-name="P5">Postman screenshot: JSON response from the library API. The response body is an array of objects that represent books</text:p>
      <text:p text:style-name="P5"/>
      <text:p text:style-name="P5">You might see different books because this public library is being modified in real-time by other Postman librarians worldwide!</text:p>
      <text:p text:style-name="P5">Request methods</text:p>
      <text:p text:style-name="P5"/>
      <text:p text:style-name="P5">When we make an HTTP call to a server, we specify a request method that indicates the type of operation we are about to perform. These are also called HTTP verbs.</text:p>
      <text:p text:style-name="P5"/>
      <text:p text:style-name="P5">Some common HTTP request methods correspond to the CRUD operations mentioned earlier. You can see a list of more methods here.</text:p>
      <text:p text:style-name="P5">Method name <text:tab/>Operation</text:p>
      <text:p text:style-name="P5">GET <text:tab/>Retrieve data (Read)</text:p>
      <text:p text:style-name="P5">POST <text:tab/>Send data (Create)</text:p>
      <text:p text:style-name="P5">PUT/PATCH <text:tab/>Update data (Update)</text:p>
      <text:p text:style-name="P5"/>
      <text:p text:style-name="P5">* PUT usually replaces an entire resource, whereas PATCH usually is for partial updates</text:p>
      <text:p text:style-name="P5">DELETE <text:tab/>Delete data (Delete)</text:p>
      <text:p text:style-name="P5"/>
      <text:p text:style-name="P5">Since we are "getting" books and not modifying any data, it makes sense that we are making a GET request. </text:p>
      <text:p text:style-name="P5"/>
      <text:p text:style-name="P5">These are just conventions - it all depends on how the API is coded. To know which method to use, always read the documentation for the API you're working with!</text:p>
      <text:p text:style-name="P5"/>
      <text:p text:style-name="P5">Refer to the API Documentation here: Postman Library API v2 docs </text:p>
      <text:p text:style-name="P5">Request URL</text:p>
      <text:p text:style-name="P5"/>
      <text:p text:style-name="P5">In addition to a request method, a request must include a request URL that indicates where to make the API call. A request URL has three parts: a protocol (such as http:// or <text:soft-page-break/>https://), host (location of the server), and path (route on the server). In REST APIs, the path often points to a reference entity, like "books".</text:p>
      <text:p text:style-name="P5">Protocol <text:tab/>Host <text:tab/>Path</text:p>
      <text:p text:style-name="P5">https:// <text:tab/>library-api.postmanlabs.com <text:tab/>/books</text:p>
      <text:p text:style-name="P5"/>
      <text:p text:style-name="P5">Paths and complete URLs are also sometimes called API endpoints.</text:p>
      <text:p text:style-name="P5">Response status codes</text:p>
      <text:p text:style-name="P5"/>
      <text:p text:style-name="P5">The Postman Library API v2 has returned a response status code of "200 OK". Status codes are indicators of whether a request failed or succeeded.</text:p>
      <text:p text:style-name="P5"/>
      <text:p text:style-name="P5">Status codes have conventions. For example, any status code starting with a "2xx" (a "200-level response") represents a successful call. Get familiar with other status code categories:</text:p>
      <text:p text:style-name="P3">Code range <text:tab/>Meaning <text:tab/>Example</text:p>
      <text:p text:style-name="P3">2xx <text:tab/>Success <text:tab/>200 - OK</text:p>
      <text:p text:style-name="P3">201 - Created</text:p>
      <text:p text:style-name="P3">204 - No content (silent OK)</text:p>
      <text:p text:style-name="P3">3xx <text:tab/>Redirection <text:tab/>301 - Moved (path changed)</text:p>
      <text:p text:style-name="P3"/>
      <text:p text:style-name="P3">4xx <text:tab/>Client error <text:tab/>400 - Bad request</text:p>
      <text:p text:style-name="P3">401 - Unauthorized</text:p>
      <text:p text:style-name="P3">403 - Not Permitted</text:p>
      <text:p text:style-name="P3">404 - Not Found</text:p>
      <text:p text:style-name="P3">5xx <text:tab/>Server error <text:tab/>500 - Internal server error</text:p>
      <text:p text:style-name="P3">502 - Bad gateway</text:p>
      <text:p text:style-name="P3">504 - Gateway timeout</text:p>
      <text:p text:style-name="P5"/>
      <text:p text:style-name="P5"/>
      <text:p text:style-name="P5">That's a lot to remember 😱! Have no fear - in Postman, you can hover over any response code to see what it means. </text:p>
      <text:p text:style-name="P5"/>
      <text:p text:style-name="P5">Postman screenshot: Hover on a response code to see a popup explaining what the code means. Here a status 200 is explained to mean "successful repsonse"</text:p>
      <text:p text:style-name="P5"/>
      <text:p text:style-name="P5"/>
      <text:p text:style-name="P5"/>
      <text:p text:style-name="P3">Request-Response pattern</text:p>
      <text:p text:style-name="P5"/>
      <text:p text:style-name="P5">Now you can understand the request response pattern, which represents how computers communicate over a network. An API is the interface that lets us know what kind of response to expect when we make certain calls to a server. </text:p>
      <text:p text:style-name="P5"><text:soft-page-break/></text:p>
      <text:p text:style-name="P5">You made an HTTP GET request to https://library-api.postmanlabs.com/books and received a response from the server.</text:p>
      <text:p text:style-name="P5"/>
      <text:p text:style-name="P5">Diagram of the request-response pattern. A client makes a request over a network to hit a server, which interprets the request, processes it, and sends back a response over the network</text:p>
      <text:p text:style-name="P5"/>
      <text:p text:style-name="P5">The client is the agent making a request. A client could be a browser or an application you have coded, for example. In our case Postman is the client because that's how we sent the request. </text:p>
      <text:p text:style-name="P5"/>
      <text:p text:style-name="P5">The request is sent over a network to some server. In our case, we made a request over the public internet to a server located at the address https://library-api.postmanlabs.com. </text:p>
      <text:p text:style-name="P5"/>
      <text:p text:style-name="P5">The server interpreted the request (GET /books) and sent the appropriate response over the network back to the Postman client: a list of books.</text:p>
      <text:p text:style-name="P5"/>
      <text:p text:style-name="P5">That's it!</text:p>
      <text:p text:style-name="P5"/>
      <text:p text:style-name="P3">Quizes:</text:p>
      <text:p text:style-name="P5"/>
      <text:p text:style-name="P5">Question 1: Correct answer</text:p>
      <text:p text:style-name="P5"/>
      <text:p text:style-name="P5">You are given three blocks of text (see image below). Each block is part of a request URL. Which of the answer choices below lists these parts in the correct order?</text:p>
      <text:p text:style-name="P5">https:// <text:tab/>library-api.postman.labs.com <text:tab/>/books</text:p>
      <text:p text:style-name="P5"/>
      <text:p text:style-name="P5"><text:s/></text:p>
      <text:p text:style-name="P5">path, host, protocol</text:p>
      <text:p text:style-name="P5">protocol, host, proxy</text:p>
      <text:p text:style-name="P5">host, proxy, path</text:p>
      <text:p text:style-name="P5">→ protocol, host, path</text:p>
      <text:p text:style-name="P5">Question 2: Correct answer</text:p>
      <text:p text:style-name="P5">You are given a table of response status codes (see image below). Using only the code ranges given, choose the answer that lists the correct order of meanings for the codes that are given, starting at "2xx".</text:p>
      <text:p text:style-name="P5">Code Range</text:p>
      <text:p text:style-name="P5">2xx</text:p>
      <text:p text:style-name="P5">3xx</text:p>
      <text:p text:style-name="P5">4xx</text:p>
      <text:p text:style-name="P5">5xx</text:p>
      <text:p text:style-name="P5"><text:soft-page-break/></text:p>
      <text:p text:style-name="P5"><text:s/></text:p>
      <text:p text:style-name="P5">Redirection, Success, Client Error, Redirection, Server Error</text:p>
      <text:p text:style-name="P5">Success, Redirection, Server Error, Client Error</text:p>
      <text:p text:style-name="P5">Server Error, Success, Redirection, Client Error</text:p>
      <text:p text:style-name="P5">Success, Client Error, Redirection, Server Error</text:p>
      <text:p text:style-name="P5">→ Success, Redirection, Client Error, Server Error</text:p>
      <text:p text:style-name="P5"/>
      <text:p text:style-name="P5"><text:s/></text:p>
      <text:p text:style-name="P3">Variables in Postman</text:p>
      <text:p text:style-name="P5"/>
      <text:p text:style-name="P5">Postman allows you to save values as variables to reuse them and easily hide sensitive information like API Keys. </text:p>
      <text:p text:style-name="P5"/>
      <text:p text:style-name="P5">We will use a variable to replace our base URL so that we don't have to type that repeatedly. Once a variable is defined, you can access its value using double curly brace syntax like this: {{variableName}}</text:p>
      <text:p text:style-name="P5"/>
      <text:p text:style-name="P5">Set the "baseUrl" variable</text:p>
      <text:p text:style-name="P5">In Postman, you can quickly create a variable by selecting text. Below the video is a step-by-step breakdown of how to set your variable.</text:p>
      <text:p text:style-name="P5"/>
      <text:p text:style-name="P5"><text:s/></text:p>
      <text:p text:style-name="P5"/>
      <text:p text:style-name="P5"><text:s text:c="4"/>Go to the "get books" request in your collection.</text:p>
      <text:p text:style-name="P5"><text:s text:c="4"/>With your cursor, select the entire base URL of the API (https://library-api.postmanlabs.com). Do not include the slash / after .com.</text:p>
      <text:p text:style-name="P5"/>
      <text:p text:style-name="P5"><text:s text:c="4"/>Click "Set as variable" to save the base URL to a variable.</text:p>
      <text:p text:style-name="P5"><text:s text:c="4"/>Postman screenshot: highlighting input text reveals a popup that allows you to set the text as a variable</text:p>
      <text:p text:style-name="P5"/>
      <text:p text:style-name="P5"><text:s text:c="5"/>Click "Set as a new variable".</text:p>
      <text:p text:style-name="P5"><text:s text:c="4"/>Postman screenshot: Set a new variable</text:p>
      <text:p text:style-name="P5"/>
      <text:p text:style-name="P5"/>
      <text:p text:style-name="P5"><text:s text:c="4"/>Name your new variable "baseUrl" and select "Collection" as the scope, then click Set variable.</text:p>
      <text:p text:style-name="P5"><text:s text:c="4"/>Postman screenshot: Define the new variable with a name baseUrl and scope of Collection</text:p>
      <text:p text:style-name="P5"/>
      <text:p text:style-name="P5"><text:soft-page-break/><text:s text:c="8"/>We will learn more about variables and scopes in the upcoming lesson, at this time we are creating a variable to make our life easier by not typing the long URL again and again!</text:p>
      <text:p text:style-name="P5"/>
      <text:p text:style-name="P5"><text:s text:c="4"/>Now that the variable is set, you can access the value anywhere in your collection by typing {{baseUrl}}</text:p>
      <text:p text:style-name="P5"/>
      <text:p text:style-name="P5"><text:s text:c="4"/>Hover over {{baseUrl}}. You will see its current value is set to https://library-api.postmanlabs.com</text:p>
      <text:p text:style-name="P5"/>
      <text:p text:style-name="P5"><text:s text:c="4"/>Please save and send the request; it will work exactly like before! You should get a status 200 OK response with a list of books.</text:p>
      <text:p text:style-name="P5"/>
      <text:p text:style-name="P5">Where are my variables?</text:p>
      <text:p text:style-name="P5"/>
      <text:p text:style-name="P5">You can find Collection variables in your collection.</text:p>
      <text:p text:style-name="P5"/>
      <text:p text:style-name="P5">Click on your collection, then the Variables tab. Here you can view and edit your variables.</text:p>
      <text:p text:style-name="P5"/>
      <text:p text:style-name="P5">Postman screenshot: Collection variables tab of the collection</text:p>
      <text:p text:style-name="P5"/>
      <text:p text:style-name="P5">Note that there are two columns:</text:p>
      <text:p text:style-name="P5"/>
      <text:p text:style-name="P5">Initial Value - the value initially set when someone forks or imports your collection. Note that if you share your collection with others, they will see this value, so don't put any secrets here!</text:p>
      <text:p text:style-name="P5"/>
      <text:p text:style-name="P5">Current Value - Postman always resolves the variable to this value. This is local to your Postman account, and not public. It is good to keep secrets like API Keys ONLY in this column and not include them in the Initial Value column.</text:p>
      <text:p text:style-name="P5"/>
      <text:p text:style-name="P5"><text:s/></text:p>
      <text:p text:style-name="P5"/>
      <text:p text:style-name="P3">Query parameters</text:p>
      <text:p text:style-name="P5"/>
      <text:p text:style-name="P5">Remember that the minimum ingredients you need to make a request are:</text:p>
      <text:p text:style-name="P5"/>
      <text:p text:style-name="P5"><text:s text:c="4"/>a request method (GET/POST/PUT/PATCH/DELETE, etc)</text:p>
      <text:p text:style-name="P5"><text:s text:c="4"/>a request URL</text:p>
      <text:p text:style-name="P5"/>
      <text:p text:style-name="P5"><text:soft-page-break/>Some APIs allow you to refine your request further with key-value pairs called query parameters. </text:p>
      <text:p text:style-name="P5">Query parameter syntax</text:p>
      <text:p text:style-name="P5"/>
      <text:p text:style-name="P5">Query parameters are added to the end of the path. They start with a question mark ?, followed by the key-value pairs in the format: &lt;key&gt;=&lt;value&gt;. For example, this request might fetch all photos that have landscape orientation:</text:p>
      <text:p text:style-name="P5"/>
      <text:p text:style-name="P5">GET https://some-api.com/photos?orientation=landscape</text:p>
      <text:p text:style-name="P5"/>
      <text:p text:style-name="P5">If there are multiple query parameters, each is separated by an ampersand &amp;. Below two query parameters to specify the orientation and size of the photos to be returned:</text:p>
      <text:p text:style-name="P5"/>
      <text:p text:style-name="P5">GET https://some-api.com/photos?orientation=landscape&amp;size=500x400</text:p>
      <text:p text:style-name="P5">Search Google - with query parameters!</text:p>
      <text:p text:style-name="P5"/>
      <text:p text:style-name="P5">Try pasting this URL into your browser or as a GET request in Postman to make a Google search for "Postman". (If you use Postman, click the "Preview" tab in the response to view the rendered HTML!)</text:p>
      <text:p text:style-name="P5"/>
      <text:p text:style-name="P5">https://www.google.com/search?q=postman</text:p>
      <text:p text:style-name="P5"/>
      <text:p text:style-name="P5">This request adds a search term as a query parameter q=postman ("q" refers to "query" here) to the GET /search path on Google's server.</text:p>
      <text:p text:style-name="P5"/>
      <text:p text:style-name="P5">Because this parameter is in our request, the server returns an HTML document that is a search results page with hits for "Postman". The search bar is pre-populated with our query "Postman".</text:p>
      <text:p text:style-name="P5"/>
      <text:p text:style-name="P5">Google search result screenshot for the search term "Postman". Postman is shown in the search bar, and the search results are for "Postman"</text:p>
      <text:p text:style-name="P5"/>
      <text:p text:style-name="P5"><text:s/></text:p>
      <text:p text:style-name="P5"/>
      <text:p text:style-name="P5">You can change your search directly from the URL by changing the value for the query parameter q=&lt;something else!&gt;</text:p>
      <text:p text:style-name="P5">When to use query parameters?</text:p>
      <text:p text:style-name="P5"/>
      <text:p text:style-name="P5">The answer is always: read the API documentation!</text:p>
      <text:p text:style-name="P5"/>
      <text:p text:style-name="P5"><text:soft-page-break/>Sometimes, query parameters are optional and allow you to add filters or extra data to your responses. Sometimes, they are required in order for the server to process your request. APIs are implemented differently to fulfill different needs. </text:p>
      <text:p text:style-name="P5"/>
      <text:p text:style-name="P5">The Postman Library API v2 allows you to add optional query parameters on requests to GET /books filter the books that come back in response. Let's try it out next!</text:p>
      <text:p text:style-name="P5"/>
      <text:p text:style-name="P5"/>
      <text:p text:style-name="P5"/>
      <text:p text:style-name="P3">Task: Search books by genre</text:p>
      <text:p text:style-name="P5"/>
      <text:p text:style-name="P5">Let's try to filter our book's results only to show us fiction books. </text:p>
      <text:p text:style-name="P5"/>
      <text:p text:style-name="P5">The API allows us to add query parameters to a GET /books request to filter the results, as shown under "Params." Check out the Postman Library API v2 documentation for detailed documentation.</text:p>
      <text:p text:style-name="P5"/>
      <text:p text:style-name="P5">Postman API documentation screenshot: GET /books endpoint shows option to add parameters for genre, search keyword and/or checkedOut status</text:p>
      <text:p text:style-name="P5">Get all fiction books.</text:p>
      <text:p text:style-name="P5"/>
      <text:p text:style-name="P5">Let's filter the library catalog to get all the fiction books. We can recycle the first request since we are hitting the same GET /books endpoint.</text:p>
      <text:p text:style-name="P5"/>
      <text:p text:style-name="P5"><text:s/></text:p>
      <text:p text:style-name="P5"/>
      <text:p text:style-name="P5"><text:s text:c="4"/>In Postman, inside the <text:s/>Postman Library API v2 Collection you made, hover over the "get books" request, click the three dots icon that appears, and then select Duplicate to create a copy of the request.</text:p>
      <text:p text:style-name="P5"><text:s text:c="4"/>Rename this second request from the default "get books Copy" to "get fiction books." You can hover on the collection name in the right pane and click the edit icon that appears. </text:p>
      <text:p text:style-name="P5"><text:s text:c="5"/>Using the Params tab, add a query parameter with a key genre and value fiction to the "get fiction books" request. Notice how Postman syncs the request URL in real time, adding the question mark ? automatically to mark the start of query parameters!</text:p>
      <text:p text:style-name="P5"/>
      <text:p text:style-name="P5"><text:s text:c="4"/>Save and Send your request</text:p>
      <text:p text:style-name="P5"/>
      <text:p text:style-name="P5"><text:s text:c="4"/>You should get a 200 OK response with an array of book objects - but only books with the fiction genre! </text:p>
      <text:p text:style-name="P5"/>
      <text:p text:style-name="P5"><text:soft-page-break/>You can try sending the request again with another value for genre , but don't forget to save the request before moving to the next lesson. </text:p>
      <text:p text:style-name="P5"/>
      <text:p text:style-name="P5">What if you wish to use multiple query parameters? Don't worry, we will cover that next!</text:p>
      <text:p text:style-name="P5"/>
      <text:p text:style-name="P5"/>
      <text:p text:style-name="P5">Task: Multiple query parameters</text:p>
      <text:p text:style-name="P5"/>
      <text:p text:style-name="P5">As a librarian, you'll need to help visitors find available books (not checked out).</text:p>
      <text:p text:style-name="P5"/>
      <text:p text:style-name="P5">Let's add a second query parameter to GET /books only to list books where the checkedOut property is false. Refer to the documentation if you need a reminder.</text:p>
      <text:p text:style-name="P5">Add another query parameter.</text:p>
      <text:p text:style-name="P5"/>
      <text:p text:style-name="P5"><text:s/></text:p>
      <text:p text:style-name="P5"/>
      <text:p text:style-name="P5"><text:s text:c="4"/>In the same "get fiction books" request, in the Params tab, add a second query parameter with a key checkedOut and value false</text:p>
      <text:p text:style-name="P5"/>
      <text:p text:style-name="P5"><text:s text:c="4"/>Save and Send your request. </text:p>
      <text:p text:style-name="P5"/>
      <text:p text:style-name="P5">You should get a 200 OK response with an array of only fiction books that are not checked out or an empty array [] if there are no fiction books available.</text:p>
      <text:p text:style-name="P5"/>
      <text:p text:style-name="P5">Postman screenshot: An API response with only non-checked out fiction books</text:p>
      <text:p text:style-name="P5"/>
      <text:p text:style-name="P5">Remember to Save the request before moving to the next lesson.</text:p>
      <text:p text:style-name="P5"/>
      <text:p text:style-name="P5"/>
      <text:p text:style-name="P3"/>
      <text:p text:style-name="P3">Path Variable</text:p>
      <text:p text:style-name="P3"/>
      <text:p text:style-name="P5">Another way of passing request data to an API is via path variables (a.k.a. "path parameters"). A path variable is a dynamic section of a path and is often used for IDs and entity names such as usernames. </text:p>
      <text:p text:style-name="P5">Path Variable syntax</text:p>
      <text:p text:style-name="P5"/>
      <text:p text:style-name="P5">The path variable comes immediately after a slash in the path. For example, the GitHub API allows you to search for GitHub users by providing a username in the path in place of {username} below: </text:p>
      <text:p text:style-name="P5"/>
      <text:p text:style-name="P5"><text:soft-page-break/>GET https://api.github.com/users/{username}</text:p>
      <text:p text:style-name="P5"/>
      <text:p text:style-name="P5">Making this API call with a value for {username} will fetch data about that user:</text:p>
      <text:p text:style-name="P5"/>
      <text:p text:style-name="P5">GET https://api.github.com/users/postmanlabs</text:p>
      <text:p text:style-name="P5"/>
      <text:p text:style-name="P5">You can have multiple path variables in a single request, such as this endpoint for getting a user's GitHub code repository:</text:p>
      <text:p text:style-name="P5"/>
      <text:p text:style-name="P5">GET https://api.github.com/repos/{owner}/{repoName}</text:p>
      <text:p text:style-name="P5"/>
      <text:p text:style-name="P5">For example, to get information about the newman code repository from postmanlabs:</text:p>
      <text:p text:style-name="P5"/>
      <text:p text:style-name="P5">GET https://api.github.com/repos/postmanlabs/newman</text:p>
      <text:p text:style-name="P5">Path vs. query parameters</text:p>
      <text:p text:style-name="P5"/>
      <text:p text:style-name="P5">At first, it is easy to confuse these two parameter types. Let's compare them side by side. </text:p>
      <text:p text:style-name="P5">Path Variable <text:tab/>Query parameters</text:p>
      <text:p text:style-name="P5">ex: /books/abc123 <text:tab/>ex: /books?search=borges&amp;checkedOut=false</text:p>
      <text:p text:style-name="P5">Located directly after a slash in the path. It can be anywhere on the path <text:tab/>Located only at the end of a path, right after a question mark ?</text:p>
      <text:p text:style-name="P5">Accepts dynamic values <text:tab/>Accepts defined query keys with potentially dynamic values.</text:p>
      <text:p text:style-name="P5">* Often used for IDs or entity names <text:tab/>* Often used for options and filters</text:p>
      <text:p text:style-name="P5"/>
      <text:p text:style-name="P5">* These are just conventions! Some APIs might ask you to pass an ID or username in a query parameter like this: /users?username=getpostman</text:p>
      <text:p text:style-name="P5">When to use path variable?</text:p>
      <text:p text:style-name="P5"/>
      <text:p text:style-name="P5">Always read the API documentation! If a path parameter is required, the documentation will mention this.</text:p>
      <text:p text:style-name="P5"/>
      <text:p text:style-name="P5">Note that some API documentation uses colon syntax to represent a wildcard in the path like /users/:username, while some use curly braces like /users/{username}. They both mean the same thing: that part of the path is dynamic!</text:p>
      <text:p text:style-name="P5"/>
      <text:p text:style-name="P5">Next, we will use the path variable with the Postman Library API v2 to get a specific book.</text:p>
      <text:p text:style-name="P5"/>
      <text:p text:style-name="P3"/>
      <text:p text:style-name="P3">Task: Get a book by id</text:p>
      <text:p text:style-name="P5"/>
      <text:p text:style-name="P5"><text:soft-page-break/>Someone keeps visiting the library daily, asking whether "Ficciones" by Jorge Luis Borges is available. </text:p>
      <text:p text:style-name="P5"/>
      <text:p text:style-name="P5">When you fetched all the books in the library, you may have noticed that each book has a unique id value. This id can always be used to identify the book, even if its other properties are changed.</text:p>
      <text:p text:style-name="P5"/>
      <text:p text:style-name="P5">Since this person keeps asking about "Ficciones", you've jotted down that the unique id of this book is 29cd820f-82f9-4b45-a7f4-0924111b5b89</text:p>
      <text:p text:style-name="P5"/>
      <text:p text:style-name="P5">(Don't believe us? You can always search for "Ficciones" with the search query parameter: GET /books?search=ficciones)</text:p>
      <text:p text:style-name="P5">Get a book by id</text:p>
      <text:p text:style-name="P5"/>
      <text:p text:style-name="P5">According to the API documentation, we can get a specific book by hitting the path GET /books/:id, where we replace :id with the book's id.</text:p>
      <text:p text:style-name="P5"/>
      <text:p text:style-name="P5"><text:s/></text:p>
      <text:p text:style-name="P5"/>
      <text:p text:style-name="P5"><text:s text:c="4"/>Hover on your Postman Library API v2 Collection, click the three dots icon and select Add request. Name your new request "get book by id".</text:p>
      <text:p text:style-name="P5"><text:s text:c="4"/>Make sure the request method is set to GET, and paste in this endpoint as the request URL: {{baseUrl}}/books/:id </text:p>
      <text:p text:style-name="P5"/>
      <text:p text:style-name="P5"><text:s text:c="4"/>Postman automatically adds a "Path Variables" editor in the Params tab of the request for any path variables in the request URL prefixed with a colon :</text:p>
      <text:p text:style-name="P5"/>
      <text:p text:style-name="P5"><text:s text:c="4"/>In the Params tab of the request, paste the id for "Ficciones" (29cd820f-82f9-4b45-a7f4-0924111b5b89) as the value for the path variable named id. Make sure not to add any whitespace around the id value.</text:p>
      <text:p text:style-name="P5"/>
      <text:p text:style-name="P5"><text:s text:c="4"/>Save and Send your request </text:p>
      <text:p text:style-name="P5"/>
      <text:p text:style-name="P5">You should get a 200 OK response with a single JSON object that represents the "Ficciones" book. At the time of this example, the book is not checked out:</text:p>
      <text:p text:style-name="P5"><text:s/></text:p>
      <text:p text:style-name="P5">Debugging requests in the Postman Console</text:p>
      <text:p text:style-name="P5"/>
      <text:p text:style-name="P5">You used Postman's path variable helper in the Params tab of the request to add a path variable nicknamed :id to the request URL in a human-friendly way. Postman replaces :id with the value you specify for id in the Path Variables editor.</text:p>
      <text:p text:style-name="P5"/>
      <text:p text:style-name="P5"><text:soft-page-break/>You can always view the raw request sent to the API by opening the Postman Console in the lower left of Postman.</text:p>
      <text:p text:style-name="P5"/>
      <text:p text:style-name="P5">All requests you make, and their responses are logged in the Postman Console. Scroll to the bottom to expand the most recent request. </text:p>
      <text:p text:style-name="P5"/>
      <text:p text:style-name="P5"/>
      <text:p text:style-name="P5"/>
      <text:p text:style-name="P5">You can see that Postman has inserted the book id as a path parameter in place of the :id placeholder when making the request. Cool!</text:p>
      <text:p text:style-name="P5"/>
      <text:p text:style-name="P5">If you run into any errors when making API calls, always check the Postman Console and ensure the raw request was sent as expected. A common error is adding accidental white space in your query or path parameter values.</text:p>
      <text:p text:style-name="P5">🚀 Great job!</text:p>
      <text:p text:style-name="P5"/>
      <text:p text:style-name="P5">You now know how to refine your requests with query and path variables, and how to debug your requests using the Postman Console. Test your knowledge in a quick quiz before moving on.</text:p>
      <text:p text:style-name="P5"/>
      <text:p text:style-name="P5"><text:s/></text:p>
      <text:p text:style-name="P3">Quizes:</text:p>
      <text:p text:style-name="P5"/>
      <text:p text:style-name="P5">Question 1: Correct answer</text:p>
      <text:p text:style-name="P5">What type of parameter is :id below?</text:p>
      <text:p text:style-name="P5">GET https://api.some-url.com/books/:id</text:p>
      <text:p text:style-name="P5">query parameter</text:p>
      <text:p text:style-name="P5">→ path parameter</text:p>
      <text:p text:style-name="P5">Question 2: Correct answer</text:p>
      <text:p text:style-name="P5">How many query parameters are present in this request URL?</text:p>
      <text:p text:style-name="P5"/>
      <text:p text:style-name="P5">GET https:/library-api.postmanlabs.com/books?genre=fiction&amp;search=borges</text:p>
      <text:p text:style-name="P5">1</text:p>
      <text:p text:style-name="P5">3</text:p>
      <text:p text:style-name="P5">→ 2</text:p>
      <text:p text:style-name="P5">0</text:p>
      <text:p text:style-name="P5">Question 3: Correct answer</text:p>
      <text:p text:style-name="P5">How many path parameters are in this documented endpoint?</text:p>
      <text:p text:style-name="P5">GET https://library-api.postmanlabs.com/books</text:p>
      <text:p text:style-name="P5">→ 0</text:p>
      <text:p text:style-name="P5">1</text:p>
      <text:p text:style-name="P5"/>
      <text:p text:style-name="P5"><text:soft-page-break/></text:p>
      <text:p text:style-name="P5"/>
      <text:p text:style-name="P3">Task: Add a book</text:p>
      <text:p text:style-name="P5"/>
      <text:p text:style-name="P5">A new bestseller book arrived! As a librarian, you wish to add that book to the library.</text:p>
      <text:p text:style-name="P5"/>
      <text:p text:style-name="P5">In this lesson, we will learn how to add a book via POST request with a JSON Body to submit book data to our Postman Library API database. The endpoint for adding a book is documented here. </text:p>
      <text:p text:style-name="P5"/>
      <text:p text:style-name="P5">But what is the Body?</text:p>
      <text:p text:style-name="P5"/>
      <text:p text:style-name="P5">You will need to send body data with requests whenever you need to add or update structured data. For example, if you're sending a request to add a new customer to a database, you might include the customer details in JSON data format. Typically, you will use body data with PUT, POST, and PATCH requests.</text:p>
      <text:p text:style-name="P5"/>
      <text:p text:style-name="P5">The Body tab in Postman enables you to specify the data you need to send with a request. You can send different types of body data to suit your API.</text:p>
      <text:p text:style-name="P5"/>
      <text:p text:style-name="P5">You can use raw body data to send anything you can enter as text. Use the raw tab, and the type dropdown list to indicate the format of your data (Text, JavaScript, JSON, HTML, or XML), and Postman will enable syntax-highlighting and appending the relevant headers to your request.</text:p>
      <text:p text:style-name="P5">Make a POST request</text:p>
      <text:p text:style-name="P5"/>
      <text:p text:style-name="P5"><text:s/></text:p>
      <text:p text:style-name="P5"/>
      <text:p text:style-name="P5"><text:s text:c="5"/>Hover over your Postman Library API v2 Collection, click the three dots icon and select Add request. Name your new request "add book" </text:p>
      <text:p text:style-name="P5"/>
      <text:p text:style-name="P5"><text:s text:c="5"/>Set the request method to POST and the request URL to </text:p>
      <text:p text:style-name="P5"><text:s text:c="4"/>{{baseUrl}}/books</text:p>
      <text:p text:style-name="P5"><text:s text:c="5"/>This endpoint requires adding a body to our request to send a payload. Our payload will be a JSON object containing the information about the book we are adding.</text:p>
      <text:p text:style-name="P5"/>
      <text:p text:style-name="P5"><text:s text:c="4"/>Click the Body tab of the request and select that data type raw &gt; JSON</text:p>
      <text:p text:style-name="P5"/>
      <text:p text:style-name="P5"><text:s text:c="4"/>Think of a book you love or have read recently.</text:p>
      <text:p text:style-name="P5"/>
      <text:p text:style-name="P5"><text:s text:c="4"/>Inside the Body editor, add a JSON object with details about the new book's title, author, genre and yearPublished.</text:p>
      <text:p text:style-name="P5"><text:soft-page-break/></text:p>
      <text:p text:style-name="P5"><text:s text:c="4"/>You can copy this object and replace the values with details about your book!</text:p>
      <text:p text:style-name="P5"/>
      <text:p text:style-name="P5"><text:s text:c="4"/>{</text:p>
      <text:p text:style-name="P5"><text:s text:c="6"/>"title": "To Kill a Mockingbird",</text:p>
      <text:p text:style-name="P5"><text:s text:c="6"/>"author": "Harper Lee",</text:p>
      <text:p text:style-name="P5"><text:s text:c="6"/>"genre": "fiction",</text:p>
      <text:p text:style-name="P5"><text:s text:c="6"/>"yearPublished": 1960</text:p>
      <text:p text:style-name="P5"><text:s text:c="4"/>}</text:p>
      <text:p text:style-name="P5"/>
      <text:p text:style-name="P5"/>
      <text:p text:style-name="P5"/>
      <text:p text:style-name="P5"/>
      <text:p text:style-name="P5"><text:s text:c="5"/>Save and Send your request.</text:p>
      <text:p text:style-name="P5"><text:s text:c="5"/></text:p>
      <text:p text:style-name="P5"><text:s text:c="4"/>😱 Uh-oh!</text:p>
      <text:p text:style-name="P5"/>
      <text:p text:style-name="P5">The response from the server came back with a status 401 Unauthorized. Remember that 400-level errors are client errors, meaning we made a mistake in our request. </text:p>
      <text:p text:style-name="P5"/>
      <text:p text:style-name="P5">The body of the response has a message explaining we need to add an api-key to the headers of the request.</text:p>
      <text:p text:style-name="P5"/>
      <text:p text:style-name="P5">Let's fix this error in our next lesson.</text:p>
      <text:p text:style-name="P5"/>
      <text:p text:style-name="P5"/>
      <text:p text:style-name="P5"/>
      <text:p text:style-name="P3">Task: Add an authorization header</text:p>
      <text:p text:style-name="P5"/>
      <text:p text:style-name="P5">Some APIs require Authorization (aka Auth) for certain endpoints in order to permit a request.</text:p>
      <text:p text:style-name="P5">Authorization</text:p>
      <text:p text:style-name="P5"/>
      <text:p text:style-name="P5">Think about why you might not want an API to have completely open endpoints that anyone can access publicly. It would allow unauthorized people to access data they shouldn't see, or allow bots to flood an API with thousands of calls per second and shut it down. </text:p>
      <text:p text:style-name="P5"/>
      <text:p text:style-name="P5">There are multiple methods for authorizing a request. Some examples are Basic Auth (username and password), OAuth (delegated authorization), and API Keys (secret strings registered to a developer from an API portal). </text:p>
      <text:p text:style-name="P5">Getting an API Key</text:p>
      <text:p text:style-name="P5"><text:soft-page-break/></text:p>
      <text:p text:style-name="P5">APIs that use API Key auth usually allow developers to sign up in a developer portal, where they will receive a random API Key that can be used to authorize their requests to the API. The API Key allows the API to track who is making calls and how often. <text:s/></text:p>
      <text:p text:style-name="P5"/>
      <text:p text:style-name="P5">The Postman Library API v2 uses very light protection and does not require you to register for an API Key. You simply have to know it:</text:p>
      <text:p text:style-name="P5"/>
      <text:p text:style-name="P5">Header name: api-key</text:p>
      <text:p text:style-name="P5">Header value: postmanrulz</text:p>
      <text:p text:style-name="P5"/>
      <text:p text:style-name="P5">As the documentation shows, the Postman Library API v2 requires adding this header to any requests for adding, updating and deleting books, since these operations change data in the database instead of simply reading them.</text:p>
      <text:p text:style-name="P5">Headers</text:p>
      <text:p text:style-name="P5"/>
      <text:p text:style-name="P5">Headers are how we can add metadata about our requests, such as authorization information or specify the data type we want to receive in a response. This is different than the actual payload data we send in the body of a request, such as our new book information.</text:p>
      <text:p text:style-name="P5"/>
      <text:p text:style-name="P5">You can think of headers like the outside of an envelope when you send a letter. The envelope has information about delivering the letter, like proof that you've paid for postage. The actual data "payload" is the letter inside the envelope.</text:p>
      <text:p text:style-name="P5"/>
      <text:p text:style-name="P5">Illustration of Postmanaut delivering a letter on a space bike</text:p>
      <text:p text:style-name="P5"><text:s/></text:p>
      <text:p text:style-name="P5">Add the API Key to the request header</text:p>
      <text:p text:style-name="P5"/>
      <text:p text:style-name="P5"><text:s/></text:p>
      <text:p text:style-name="P5"/>
      <text:p text:style-name="P5"><text:s text:c="8"/>On your "add a book" request, click the Headers tab</text:p>
      <text:p text:style-name="P5"><text:s text:c="8"/>In the Headers helper table, add the key api-key with a value of postmanrulz</text:p>
      <text:p text:style-name="P5"><text:s text:c="9"/>Save and Send your request. </text:p>
      <text:p text:style-name="P5"/>
      <text:p text:style-name="P5">🚀 Success!</text:p>
      <text:p text:style-name="P5"/>
      <text:p text:style-name="P5">Your book was added! Now that your request is properly authorized in the header, you should get a 201 Created response with a response body that is an object representing your newly added book!</text:p>
      <text:p text:style-name="P5"/>
      <text:p text:style-name="P5"><text:soft-page-break/>Your new book has been assigned a random, unique id, and has extra information now, such as it's checkedOut status and when it was added to the library (createdAt)</text:p>
      <text:p text:style-name="P5">(optional) View your new book</text:p>
      <text:p text:style-name="P5"/>
      <text:p text:style-name="P5">You can now return to your "get books by id" request, and in the path parameter id replace it with the value of the id you received in the body of the book you added.</text:p>
      <text:p text:style-name="P5"/>
      <text:p text:style-name="P5"/>
      <text:p text:style-name="P5"/>
      <text:p text:style-name="P5">Anyone can now see your book when they fetch books!</text:p>
      <text:p text:style-name="P5">But wait, it gets easier...</text:p>
      <text:p text:style-name="P5"/>
      <text:p text:style-name="P5">There is an easier way to add Auth in Postman... let's find out next 👀</text:p>
      <text:p text:style-name="P5"/>
      <text:p text:style-name="P5"/>
      <text:p text:style-name="P5"/>
      <text:p text:style-name="P3">Task: Use Postman Auth instead!</text:p>
      <text:p text:style-name="P5"/>
      <text:p text:style-name="P5">Postman has an Auth helper that makes authorizing requests even easier!</text:p>
      <text:p text:style-name="P5">Delete the api-key header</text:p>
      <text:p text:style-name="P5"/>
      <text:p text:style-name="P5">Before we use the Postman Auth helper, let's remove the hard-coded header we just added on the "add a book" request.</text:p>
      <text:p text:style-name="P5"/>
      <text:p text:style-name="P5">Hover over the api-key header in the Headers tab and click the "x" icon at the right to delete the header. Save your request.</text:p>
      <text:p text:style-name="P5">Add Auth to the Collection</text:p>
      <text:p text:style-name="P5"/>
      <text:p text:style-name="P5">The Postman Auth helper can help you add authorization at the request, folder or collection level. Let's add the api-key to our entire collection so that all requests will send the key. </text:p>
      <text:p text:style-name="P5"/>
      <text:p text:style-name="P5"><text:s/></text:p>
      <text:p text:style-name="P5"/>
      <text:p text:style-name="P5"><text:s text:c="4"/>Click on your collection "Postman Library API v2" and select the Authorization (or Auth) tab</text:p>
      <text:p text:style-name="P5"/>
      <text:p text:style-name="P5"><text:s text:c="4"/>Select API Key as the auth Type</text:p>
      <text:p text:style-name="P5"/>
      <text:p text:style-name="P5"><text:s text:c="4"/>Enter the API Key details in the fields below. Key: api-key, Value: postmanrulz, Add to: Header</text:p>
      <text:p text:style-name="P5"/>
      <text:p text:style-name="P5"><text:soft-page-break/><text:s text:c="4"/>Save the changes to your collection by clicking the floppy disk icon in the upper right (important!)</text:p>
      <text:p text:style-name="P5"/>
      <text:p text:style-name="P5">All requests inside this collection that use the auth method "Inherit from parent" will have this header attached, and therefore be authorized.</text:p>
      <text:p text:style-name="P5">Add a new book</text:p>
      <text:p text:style-name="P5"/>
      <text:p text:style-name="P5"><text:s text:c="4"/>Go back to your "add a book" request and add another book by changing the body in the Body tab</text:p>
      <text:p text:style-name="P5"/>
      <text:p text:style-name="P5"><text:s text:c="4"/>Ensure the Auth method in the Authorization tab of your request is set to "Inherit from parent" to use the API Key we set at the collection level. This is the default behavior for requests.</text:p>
      <text:p text:style-name="P5"/>
      <text:p text:style-name="P5"/>
      <text:p text:style-name="P5"/>
      <text:p text:style-name="P5"><text:s text:c="4"/>Save your request and hit Send!</text:p>
      <text:p text:style-name="P5"/>
      <text:p text:style-name="P5"><text:s text:c="4"/>Open up the Postman Console in the lower left, and you'll see that the API Key has been added as a header api-key: postmanrulz, which is why we were authorized to add a book!</text:p>
      <text:p text:style-name="P5"/>
      <text:p text:style-name="P5"><text:s text:c="4"/>Postman screenshot: Postman Console shows that the api key has been added to our header</text:p>
      <text:p text:style-name="P5"/>
      <text:p text:style-name="P5"/>
      <text:p text:style-name="P5">You can send the "get books" request again to see your new book. </text:p>
      <text:p text:style-name="P5"/>
      <text:p text:style-name="P5"><text:s/></text:p>
      <text:p text:style-name="P3">Quizes:</text:p>
      <text:p text:style-name="P3"/>
      <text:p text:style-name="P5">Question 1: Correct answer</text:p>
      <text:p text:style-name="P5"/>
      <text:p text:style-name="P5">What could happen if you don't include Authorization (aka Auth) to your API? Select all answers that apply.</text:p>
      <text:p text:style-name="P5">Your computer can explode</text:p>
      <text:p text:style-name="P5">→ Your API will have completely open endpoints that anyone can access publicly</text:p>
      <text:p text:style-name="P5">→ Unauthorized people will be able to access data they shouldn't see</text:p>
      <text:p text:style-name="P5">→ Bots would be able to flood an API with thousands of calls per second and shut it down.</text:p>
      <text:p text:style-name="P5">Question 2: Correct answer</text:p>
      <text:p text:style-name="P5"/>
      <text:p text:style-name="P5"><text:soft-page-break/>You send this request in Postman and get this response code: 401. What is the error here?</text:p>
      <text:p text:style-name="P5"/>
      <text:p text:style-name="P5">{</text:p>
      <text:p text:style-name="P5"><text:s text:c="3"/>"title": "To Kill a Mockingbird",</text:p>
      <text:p text:style-name="P5"><text:s text:c="3"/>"author": "Harper Lee",</text:p>
      <text:p text:style-name="P5"><text:s text:c="3"/>"genre": "fiction",</text:p>
      <text:p text:style-name="P5"><text:s text:c="3"/>"yearPublished": 1960</text:p>
      <text:p text:style-name="P5">}</text:p>
      <text:p text:style-name="P5"/>
      <text:p text:style-name="P5">the path changed</text:p>
      <text:p text:style-name="P5">there is not enough storage space in the server</text:p>
      <text:p text:style-name="P5">there are no issues</text:p>
      <text:p text:style-name="P5">→ the request needs authorization</text:p>
      <text:p text:style-name="P5"/>
      <text:p text:style-name="P5"/>
      <text:p text:style-name="P3">Variables in Postman (Continued)</text:p>
      <text:p text:style-name="P5"/>
      <text:p text:style-name="P5">Previously in the "Request Parameters" section of this course, we saw how using a variable saved us time and helped reduce redundant copy-paste of the request URL using the double curly brace syntax like this: {{variableName}}.</text:p>
      <text:p text:style-name="P5"/>
      <text:p text:style-name="P5">Remember, Postman allows you to save values as variables so that you can: <text:s/></text:p>
      <text:p text:style-name="P5"/>
      <text:p text:style-name="P5"><text:s text:c="8"/>Reuse values to keep your work DRY (Don’t Repeat Yourself)</text:p>
      <text:p text:style-name="P5"/>
      <text:p text:style-name="P5"><text:s text:c="8"/>Hide sensitive values like API keys from being shared publicly</text:p>
      <text:p text:style-name="P5"/>
      <text:p text:style-name="P5">In this section, we will learn more about variables and introduce better practices that enable us to make dynamic requests. </text:p>
      <text:p text:style-name="P5">Variable scopes</text:p>
      <text:p text:style-name="P5"/>
      <text:p text:style-name="P5">You can set variables that live at various scopes. Postman will resolve to the value at the nearest and narrowest scope.</text:p>
      <text:p text:style-name="P5"/>
      <text:p text:style-name="P5">From broadest to narrowest, these scopes are global, collection, environment, data, and local.</text:p>
      <text:p text:style-name="P5"/>
      <text:p text:style-name="P5">Variable scope</text:p>
      <text:p text:style-name="P5"/>
      <text:p text:style-name="P5"><text:s text:c="4"/>If a variable with the same name is declared in two different scopes, the value stored in the variable with narrowest scope will be used. For example, if there is a global <text:soft-page-break/>variable named username and a local variable named username, the local value will be used when the request runs.</text:p>
      <text:p text:style-name="P5"/>
      <text:p text:style-name="P5">We will work with collection variables today, which live at the collection level and can be accessed anywhere inside the collection.</text:p>
      <text:p text:style-name="P5"/>
      <text:p text:style-name="P5">In the next section, you will learn how to set a variable via scripting.</text:p>
      <text:p text:style-name="P5"/>
      <text:p text:style-name="P5"/>
      <text:p text:style-name="P5"/>
      <text:p text:style-name="P3">Setting variables programmatically</text:p>
      <text:p text:style-name="P3">Scripting in Postman</text:p>
      <text:p text:style-name="P5"/>
      <text:p text:style-name="P5">Postman allows you to add automation and dynamic behaviors to your collections with scripting.</text:p>
      <text:p text:style-name="P5"/>
      <text:p text:style-name="P5">Postman will automatically execute any provided scripts during two events in the request flow:</text:p>
      <text:p text:style-name="P5"/>
      <text:p text:style-name="P5"><text:s text:c="4"/>Immediately before a request is sent: pre-request script (Pre-request Script of Scripts tab).</text:p>
      <text:p text:style-name="P5"><text:s text:c="4"/>Immediately after a response comes back: post-response script (Post-response of Scripts tab).</text:p>
      <text:p text:style-name="P5"/>
      <text:p text:style-name="P5">In this lesson, we will focus on writing scripts in the Post-response tab, which are executed when a response comes back from an API.</text:p>
      <text:p text:style-name="P5">The pm object</text:p>
      <text:p text:style-name="P5"/>
      <text:p text:style-name="P5">Postman has a helper object named pm that gives you access to data about your Postman environment, requests, responses, variables and testing utilities. </text:p>
      <text:p text:style-name="P5"/>
      <text:p text:style-name="P5">For example, you can access the JSON response body from an API with: </text:p>
      <text:p text:style-name="P5"/>
      <text:p text:style-name="P5">pm.response.json()</text:p>
      <text:p text:style-name="P5"/>
      <text:p text:style-name="P5">You can also programmatically get collection variables like the value of baseUrl with:</text:p>
      <text:p text:style-name="P5"/>
      <text:p text:style-name="P5">pm.collectionVariables.get(“baseUrl”)</text:p>
      <text:p text:style-name="P5"/>
      <text:p text:style-name="P5">In addition to getting variables, you can also set them with pm.collectionVariables.set("variableName", "variableValue") like this:</text:p>
      <text:p text:style-name="P5"/>
      <text:p text:style-name="P5"><text:soft-page-break/>pm.collectionVariables.set(“myVar”, “foo”)</text:p>
      <text:p text:style-name="P5">Get ready!</text:p>
      <text:p text:style-name="P5"/>
      <text:p text:style-name="P5">In the next task, we will use scripting and the pm object to set a new book's automatically id as a collection variable so we can use the id in other requests.</text:p>
      <text:p text:style-name="P5"/>
      <text:p text:style-name="P5"/>
      <text:p text:style-name="P5"/>
      <text:p text:style-name="P3">Task: Your first script</text:p>
      <text:p text:style-name="P5"/>
      <text:p text:style-name="P5">If you are new to JavaScript - have no fear! Here are some basics.</text:p>
      <text:p text:style-name="P5">Logging data </text:p>
      <text:p text:style-name="P5"/>
      <text:p text:style-name="P5">In JavaScript, you can print data for a value to the console using this syntax:</text:p>
      <text:p text:style-name="P5"/>
      <text:p text:style-name="P5">console.log("Hello world!")</text:p>
      <text:p text:style-name="P5">// =&gt; Hello world!</text:p>
      <text:p text:style-name="P5"/>
      <text:p text:style-name="P5">Comments</text:p>
      <text:p text:style-name="P5"/>
      <text:p text:style-name="P5">In JavaScript you can add comments to your code. Comments are skipped by the interpreter, so you can use them to explain things in your code if you like. </text:p>
      <text:p text:style-name="P5"/>
      <text:p text:style-name="P5">// Single line comments start with two slashes. I am not code!</text:p>
      <text:p text:style-name="P5"/>
      <text:p text:style-name="P5">/* You can write multi-line comments by </text:p>
      <text:p text:style-name="P5">opening and closing with slash and asterisk. </text:p>
      <text:p text:style-name="P5">I am not code!</text:p>
      <text:p text:style-name="P5">*/</text:p>
      <text:p text:style-name="P5"/>
      <text:p text:style-name="P5"/>
      <text:p text:style-name="P5">Add a script to your request</text:p>
      <text:p text:style-name="P5"/>
      <text:p text:style-name="P5"><text:s text:c="8"/>In your "add a book" request, change the book data in your Body to a new book you like.</text:p>
      <text:p text:style-name="P5"/>
      <text:p text:style-name="P5"><text:s text:c="8"/>From the Scripts tab of your request, open the Post-res tab (short for Post-response)</text:p>
      <text:p text:style-name="P5"/>
      <text:p text:style-name="P5"><text:s text:c="8"/>Inside the Script editor, add this JavaScript code to log the JSON response from the API:</text:p>
      <text:p text:style-name="P5"/>
      <text:p text:style-name="P5"><text:s text:c="8"/>console.log(pm.response.json())</text:p>
      <text:p text:style-name="P5"><text:soft-page-break/></text:p>
      <text:p text:style-name="P5"><text:s text:c="9"/></text:p>
      <text:p text:style-name="P5"><text:s text:c="12"/>Save your request</text:p>
      <text:p text:style-name="P5"/>
      <text:p text:style-name="P5"><text:s text:c="12"/>Send your request. This will trigger the script in the Post-response script tab to run after the response comes back from the API</text:p>
      <text:p text:style-name="P5"/>
      <text:p text:style-name="P5"><text:s text:c="12"/>Open the Postman Console in the lower left of the window.</text:p>
      <text:p text:style-name="P5"/>
      <text:p text:style-name="P5"/>
      <text:p text:style-name="P5"><text:s text:c="13"/>Scroll to the bottom of the logs in the console. You will see your most recent request POST https://library-api.poistmanlabs.com/books</text:p>
      <text:p text:style-name="P5"/>
      <text:p text:style-name="P5"><text:s text:c="12"/>console</text:p>
      <text:p text:style-name="P5"><text:s text:c="12"/>The response data from the API is logged in the console because of the code in our Scripts tab! You can expand the data by clicking on the small arrow to the left</text:p>
      <text:p text:style-name="P5"/>
      <text:p text:style-name="P5"><text:s text:c="12"/>expanded console object</text:p>
      <text:p text:style-name="P5"/>
      <text:p text:style-name="P5"><text:s/></text:p>
      <text:p text:style-name="P5">Congratulations!</text:p>
      <text:p text:style-name="P5"/>
      <text:p text:style-name="P5">You've written your first script. Next, you'll learn how to grab the automatically id of your new book and save it as a collection variable.... using code!</text:p>
      <text:p text:style-name="P5"/>
      <text:p text:style-name="P5"><text:s/></text:p>
      <text:p text:style-name="P5"/>
      <text:p text:style-name="P3">Task: Grab the new book id</text:p>
      <text:p text:style-name="P5"/>
      <text:p text:style-name="P5">Combining the power of variables and scripting gives you superpowers! Let's explore how you can automatically set a value for a variable via scripting.</text:p>
      <text:p text:style-name="P5"/>
      <text:p text:style-name="P5">Saving a value as a variable allows you to use it in other requests. Using a Post-response script, let's grab the id of a newly added book and save it so we can use it in future requests.</text:p>
      <text:p text:style-name="P5">Setting and getting collection variables</text:p>
      <text:p text:style-name="P5"/>
      <text:p text:style-name="P5">The pm object allows you to set and get collection variables.</text:p>
      <text:p text:style-name="P5"/>
      <text:p text:style-name="P5">To set a collection variable, use the .set() method with two parameters: the variable name and the variable value</text:p>
      <text:p text:style-name="P5"/>
      <text:p text:style-name="P5"><text:soft-page-break/>pm.collectionVariables.set("variableName", value)</text:p>
      <text:p text:style-name="P5"/>
      <text:p text:style-name="P5"/>
      <text:p text:style-name="P5">To get a collection variable use the .get() method and specify the name of the variable you want to retrieve:</text:p>
      <text:p text:style-name="P5"/>
      <text:p text:style-name="P5">pm.collectionVariables.get("variableName")</text:p>
      <text:p text:style-name="P5"/>
      <text:p text:style-name="P5"/>
      <text:p text:style-name="P3">Local variables</text:p>
      <text:p text:style-name="P5"/>
      <text:p text:style-name="P5">We can also store local variables inside our scripts using JavaScript. </text:p>
      <text:p text:style-name="P5"/>
      <text:p text:style-name="P5">There are two ways to define a variable in JavaScript: using the const or let keywords. const is for variables that won't change value, whereas let allows you to reassign the value later.</text:p>
      <text:p text:style-name="P5"/>
      <text:p text:style-name="P5">// -- Defining variables with const --</text:p>
      <text:p text:style-name="P5">const myVar = "This variable can't be reassigned"</text:p>
      <text:p text:style-name="P5">console.log(myVar) // =&gt; This variable can't be reassigned</text:p>
      <text:p text:style-name="P5"/>
      <text:p text:style-name="P5">// attempt to reassign the value of myVar</text:p>
      <text:p text:style-name="P5">myVar = "foo" </text:p>
      <text:p text:style-name="P5">//=&gt; [ERROR!] Uncaught TypeError: Assignment to constant variable.</text:p>
      <text:p text:style-name="P5"/>
      <text:p text:style-name="P5">// -- Defining variables with let -- </text:p>
      <text:p text:style-name="P5">let myVar2 = "I can change!"</text:p>
      <text:p text:style-name="P5">console.log(myVar2) // =&gt; I can change!</text:p>
      <text:p text:style-name="P5"/>
      <text:p text:style-name="P5">myVar2 = "See, I changed!"</text:p>
      <text:p text:style-name="P5">console.log(myVar2) // =&gt; See, I changed!</text:p>
      <text:p text:style-name="P5"/>
      <text:p text:style-name="P5"><text:s/></text:p>
      <text:p text:style-name="P5">Set the new book id as a variable </text:p>
      <text:p text:style-name="P5"/>
      <text:p text:style-name="P5"><text:s/></text:p>
      <text:p text:style-name="P5"/>
      <text:p text:style-name="P5"><text:s text:c="4"/>In the Body tab of the "add a book" request, change the book's details to add a new book!</text:p>
      <text:p text:style-name="P5"/>
      <text:p text:style-name="P5"><text:s text:c="4"/>In the Post-response tab in Scripts of the "add a book" request, replace the console.log() statement with this code:</text:p>
      <text:p text:style-name="P5"><text:soft-page-break/></text:p>
      <text:p text:style-name="P5"><text:s text:c="4"/>// save the "id" value from the response to a variable named "id"</text:p>
      <text:p text:style-name="P5"><text:s text:c="4"/>const id = pm.response.json().id</text:p>
      <text:p text:style-name="P5"><text:s text:c="4"/>// save the id as a collection variable named "id"</text:p>
      <text:p text:style-name="P5"><text:s text:c="4"/>pm.collectionVariables.set("id", id)</text:p>
      <text:p text:style-name="P5"/>
      <text:p text:style-name="P5"><text:s text:c="5"/></text:p>
      <text:p text:style-name="P5"><text:s text:c="4"/>The comments above that start with // help explain what the code is doing, and are ignored when we run the script. </text:p>
      <text:p text:style-name="P5"/>
      <text:p text:style-name="P5"><text:s text:c="8"/>Note: If there is no Collection variable named "id" Postman will create a new variable named id and assign the value.</text:p>
      <text:p text:style-name="P5"/>
      <text:p text:style-name="P5"/>
      <text:p text:style-name="P3"><text:s text:c="4"/>post-request script</text:p>
      <text:p text:style-name="P5"/>
      <text:p text:style-name="P5"><text:s text:c="4"/>Save and send your request.</text:p>
      <text:p text:style-name="P5"/>
      <text:p text:style-name="P5"><text:s text:c="4"/>When the 201 the response comes back from the API with your newly created book, and the test script will run and save the book's id as a collection variable automatically.</text:p>
      <text:p text:style-name="P5"/>
      <text:p text:style-name="P5"><text:s text:c="4"/>View your collection variables by clicking on your Postman Library API v2 collection, then the Variables tab.</text:p>
      <text:p text:style-name="P5"/>
      <text:p text:style-name="P5"><text:s text:c="4"/>The id variable has been automatically assigned the id of your new book as its Current Value!</text:p>
      <text:p text:style-name="P5"/>
      <text:p text:style-name="P5"><text:s text:c="4"/>Postman screenshot: A collection variable named id has been automatically added by our Tests tab script</text:p>
      <text:p text:style-name="P5"/>
      <text:p text:style-name="P5">You can now use {{id}} anywhere in your collection to access this value! This will come in handy for our next request.</text:p>
      <text:p text:style-name="P5"/>
      <text:p text:style-name="P5"><text:s/></text:p>
      <text:p text:style-name="P5"/>
      <text:p text:style-name="P5"/>
      <text:p text:style-name="P3">Halfway Test</text:p>
      <text:p text:style-name="P5"/>
      <text:p text:style-name="P5">Good work so far! Let's do a halfway check of your collection before we proceed further. This test will help you evaluate your tasks and help you stay on track for the rest of the course.</text:p>
      <text:p text:style-name="P5"/>
      <text:p text:style-name="P5"><text:soft-page-break/>Test your collection locally</text:p>
      <text:p text:style-name="P5"/>
      <text:p text:style-name="P5">Follow the instructions below to fork a test collection into your workspace. </text:p>
      <text:p text:style-name="P5"/>
      <text:p text:style-name="P5">You can follow this video or the instructions below to get started:</text:p>
      <text:p text:style-name="P5"/>
      <text:p text:style-name="P5"><text:s/></text:p>
      <text:p text:style-name="P5"/>
      <text:p text:style-name="P5"><text:s text:c="4"/>Fork the test collection into your workspace by clicking this link and following the guide below. </text:p>
      <text:p text:style-name="P5"/>
      <text:p text:style-name="P5"><text:s text:c="4"/>While hovering on the "Collection Test" collection from the link above, click on the three dots, then Create a fork. </text:p>
      <text:p text:style-name="P5"/>
      <text:p text:style-name="P5"/>
      <text:p text:style-name="P5"><text:s text:c="4"/>On the next screen, choose your workspace ("Postman API Fundamentals Student Expert") as the destination workspace to send your forked collection, then click Fork collection.</text:p>
      <text:p text:style-name="P5"/>
      <text:p text:style-name="P5"><text:s text:c="4"/>You should now have two collections in your workspace: your "Postman Library API v2" collection, and the forked "Collection Test"</text:p>
      <text:p text:style-name="P5"/>
      <text:p text:style-name="P5"/>
      <text:p text:style-name="P5"><text:s text:c="4"/>Get the API link for your entire Postman Library API v2 collection:</text:p>
      <text:p text:style-name="P5"/>
      <text:p text:style-name="P5"><text:s text:c="4"/>Click View more actions on your collection <text:s/>&gt; Share &gt; Via API &gt; Generate New Key &gt; Copy</text:p>
      <text:p text:style-name="P5"/>
      <text:p text:style-name="P5"><text:s text:c="4"/>This will create a read-only API key that will allow anyone with this link to access a JSON representation of your collection.</text:p>
      <text:p text:style-name="P5"/>
      <text:p text:style-name="P5"/>
      <text:p text:style-name="P5"><text:s text:c="5"/>Navigate to your forked "Collection Test" collection, open the "Variables" tab, and paste the link in your clipboard copied in the previous step into the collection variable named "submission"</text:p>
      <text:p text:style-name="P5"/>
      <text:p text:style-name="P5"><text:s text:c="4"/>(Make sure the URL is set in both columns: Initial Value and Current Value. Postman will always use the "Current Value" which is local to your Postman instance, but the setting the Initial Value allows you to persist this value outside of your current Postman instance - for example if you share your collection with a friend).</text:p>
      <text:p text:style-name="P5"/>
      <text:p text:style-name="P5"/>
      <text:p text:style-name="P5"><text:soft-page-break/><text:s text:c="4"/>Save the Collection 💾</text:p>
      <text:p text:style-name="P5"/>
      <text:p text:style-name="P5"><text:s text:c="4"/>Send the Halfway Test <text:s/>request 📩</text:p>
      <text:p text:style-name="P5"/>
      <text:p text:style-name="P5"><text:s text:c="4"/>Check the Test Results tab in the response. If you followed the course properly and passed all the Tests, you should see Test Results (16/16) </text:p>
      <text:p text:style-name="P5"/>
      <text:p text:style-name="P5"/>
      <text:p text:style-name="P5"><text:s text:c="4"/>If you don't pass all the tests on the first try, you will see something like this: Test Results (14/16) (this means you failed 2 tasks). Don't worry, you can solve all the errors easily by reading the error messages and fixing all the errors. See the tips mentioned below.</text:p>
      <text:p text:style-name="P5"/>
      <text:p text:style-name="P3">Tips to resolve all your errors</text:p>
      <text:p text:style-name="P3"/>
      <text:p text:style-name="P5">&gt; Read the test messages. Use them as hints to fix your Postman Library API v2 collection. Save any changes you make, then send your test request again.</text:p>
      <text:p text:style-name="P5"/>
      <text:p text:style-name="P5">&gt; Please join here and go through this detailed FAQ: https://discord.com/channels/831210428314157076/1268565927599800423, and ask questions in the thread below. If you are not able to solve it, we also have an active Discord Community, which is very supportive. </text:p>
      <text:p text:style-name="P5"/>
      <text:p text:style-name="P5">&gt; Re-read the instructions of previous lessons carefully for the areas you missed</text:p>
      <text:p text:style-name="P5"/>
      <text:p text:style-name="P5">&gt; Make sure your requests are in the order presented in the course!</text:p>
      <text:p text:style-name="P5"/>
      <text:p text:style-name="P5">Once your collection passes all the local tests, you have successfully completed the course halfway! Pat yourself on your back, and let's continue!</text:p>
      <text:p text:style-name="P5"/>
      <text:p text:style-name="P5">If you are experiencing other problems, you can also check our quick check FAQ for common questions about how to resolve errors.</text:p>
      <text:p text:style-name="P5"/>
      <text:p text:style-name="P5"><text:s/></text:p>
      <text:p text:style-name="P3">Quize:</text:p>
      <text:p text:style-name="P5"/>
      <text:p text:style-name="P5">Question 1: Correct answer</text:p>
      <text:p text:style-name="P5"/>
      <text:p text:style-name="P5">Choose all the answers that apply. Postman allows you to save values as variables so that you can:</text:p>
      <text:p text:style-name="P5">Spend more time reading the API-First World!</text:p>
      <text:p text:style-name="P5">-Reuse values to keep your work DRY (Don’t Repeat Yourself)</text:p>
      <text:p text:style-name="P5"><text:soft-page-break/>Cool off your computer</text:p>
      <text:p text:style-name="P5">-Hide sensitive values like API keys from being shared publicly</text:p>
      <text:p text:style-name="P5"/>
      <text:p text:style-name="P5"/>
      <text:p text:style-name="P3">Task: Checkout your book</text:p>
      <text:p text:style-name="P5"/>
      <text:p text:style-name="P5">Someone wants to check out the book you just added!</text:p>
      <text:p text:style-name="P5"/>
      <text:p text:style-name="P5">As a librarian, you will update the library database via the API to mark the book's checkedOut status from false to true.</text:p>
      <text:p text:style-name="P5"/>
      <text:p text:style-name="P5">The API documentation shows we can update a book by id by making a request (authorized with the API Key) with the updated information to:</text:p>
      <text:p text:style-name="P5"/>
      <text:p text:style-name="P5">PATCH https://library-api.postmanlabs.com/books/:id</text:p>
      <text:p text:style-name="P5">Make a request to update the book</text:p>
      <text:p text:style-name="P5"/>
      <text:p text:style-name="P5"><text:s/></text:p>
      <text:p text:style-name="P5"/>
      <text:p text:style-name="P5"><text:s text:c="4"/>Hover on your Postman Library API v2 collection, click the three dots, and select Add request. Name your new request "checkout a book"</text:p>
      <text:p text:style-name="P5"/>
      <text:p text:style-name="P5"><text:s text:c="4"/>Set the request method to PATCH</text:p>
      <text:p text:style-name="P5"/>
      <text:p text:style-name="P5"><text:s text:c="4"/>Set the request URL to {{baseUrl}}/books/:id </text:p>
      <text:p text:style-name="P5"/>
      <text:p text:style-name="P5"><text:s text:c="4"/>Set the value of the path variable id to {{id}}.</text:p>
      <text:p text:style-name="P5"/>
      <text:p text:style-name="P5"><text:s text:c="4"/>This will use the value of our collection variable named id that was set in the Test script of the"add a book" request. You can see the value by hovering on your id variable.</text:p>
      <text:p text:style-name="P5"/>
      <text:p text:style-name="P5"><text:s text:c="4"/>Postman screenshot: Set the path variable named id to be the value of the collection variable named id</text:p>
      <text:p text:style-name="P5"/>
      <text:p text:style-name="P5"><text:s text:c="4"/>Add a raw JSON body in the Body tab to update the checkedOut property to true: </text:p>
      <text:p text:style-name="P5"/>
      <text:p text:style-name="P5"><text:s text:c="4"/>{ </text:p>
      <text:p text:style-name="P5"><text:s text:c="6"/>"checkedOut": true </text:p>
      <text:p text:style-name="P5"><text:s text:c="4"/>}</text:p>
      <text:p text:style-name="P5"/>
      <text:p text:style-name="P5"><text:s text:c="4"/>Save and Send your request</text:p>
      <text:p text:style-name="P5"/>
      <text:p text:style-name="P5"><text:soft-page-break/><text:s text:c="8"/>Note: This request requires Authorization, which is automatically added as we added the collection level auth. The request is set to "Inherit from parent", this will use the API Key set at the collection level on our PATCH request. </text:p>
      <text:p text:style-name="P5"/>
      <text:p text:style-name="P5">You should get a 200 OK response that shows the updated data about your book. Notice how checkedOut is now true</text:p>
      <text:p text:style-name="P5"/>
      <text:p text:style-name="P5">checkedOut: true</text:p>
      <text:p text:style-name="P5">Your book is updated!</text:p>
      <text:p text:style-name="P5"/>
      <text:p text:style-name="P5">Now, if you return to your "get book by id" request, update the id path variable value to {{id}} Save and Send, you will see the same updated data!</text:p>
      <text:p text:style-name="P5"/>
      <text:p text:style-name="P5"><text:s/></text:p>
      <text:p text:style-name="P5"/>
      <text:p text:style-name="P4">Task: Delete your book</text:p>
      <text:p text:style-name="P5"/>
      <text:p text:style-name="P5">Oops! The person that checked out your book accidentally lost it... you will need to delete it from the library database.</text:p>
      <text:p text:style-name="P5"/>
      <text:p text:style-name="P5">The API documentation shows how we can delete books with the DELETE /books/:id path</text:p>
      <text:p text:style-name="P5">Make a new request</text:p>
      <text:p text:style-name="P5"/>
      <text:p text:style-name="P5">The DELETE request has a similar format to the PATCH request, so let's copy the PATCH request to make our new request.</text:p>
      <text:p text:style-name="P5"/>
      <text:p text:style-name="P5"><text:s/></text:p>
      <text:p text:style-name="P5"/>
      <text:p text:style-name="P5"><text:s text:c="4"/>Hover on your Postman Library API v2 collection, click the three dots, and select "Add request", name your new request "delete a book"</text:p>
      <text:p text:style-name="P5"/>
      <text:p text:style-name="P5"><text:s text:c="4"/>Set the request method of the "delete a book" request to DELETE </text:p>
      <text:p text:style-name="P5"/>
      <text:p text:style-name="P5"><text:s text:c="4"/>Set the request URL to {{baseUrl}}/books/:id</text:p>
      <text:p text:style-name="P5"/>
      <text:p text:style-name="P5"><text:s text:c="4"/>In the Params tab of the request, make sure the path variable id is set to {{id}}</text:p>
      <text:p text:style-name="P5"/>
      <text:p text:style-name="P5"><text:s text:c="4"/>Save and Send your request</text:p>
      <text:p text:style-name="P5"/>
      <text:p text:style-name="P5">You should get a 204 No Content response from the API. This means the server successfully deleted the book, and won't send any response body back. Remember: if <text:soft-page-break/>you ever wonder what a status code means, you can hover on it in Postman for an explanation!</text:p>
      <text:p text:style-name="P5"/>
      <text:p text:style-name="P5">Is it really gone?</text:p>
      <text:p text:style-name="P5"/>
      <text:p text:style-name="P5">Without changing anything, try sending your request again.</text:p>
      <text:p text:style-name="P5"/>
      <text:p text:style-name="P5">Since you are sending a request to delete a book with an id that no longer exists, you get a 404 error! </text:p>
      <text:p text:style-name="P5"/>
      <text:p text:style-name="P5">Postman screenshot: 404 response from server. Book with the given id is not found (because we deleted it!)</text:p>
      <text:p text:style-name="P5"/>
      <text:p text:style-name="P5"/>
      <text:p text:style-name="P5"/>
      <text:p text:style-name="P5">Postman's codegen feature</text:p>
      <text:p text:style-name="P5"/>
      <text:p text:style-name="P5">Postman can help you integrate API calls into your applications by generating code snippets in various coding languages.</text:p>
      <text:p text:style-name="P5">Generating code snippets</text:p>
      <text:p text:style-name="P5"/>
      <text:p text:style-name="P5">Every request you made has a code generation tab you can access from the code &lt;/&gt; icon in the far right </text:p>
      <text:p text:style-name="P5"/>
      <text:p text:style-name="P5">Postman screenshot: Access to code snippet generator from the code icon on the far right</text:p>
      <text:p text:style-name="P5"/>
      <text:p text:style-name="P5">Once the code snippet generator pane is open, you can select from a dropdown to generate the API request in common coding languages like Python, JavaScript, C, NodeJS and more. </text:p>
      <text:p text:style-name="P5"/>
      <text:p text:style-name="P5">Postman screenshot: Select from a dropdown list of common coding languages to generate code snippet of the API call</text:p>
      <text:p text:style-name="P5"/>
      <text:p text:style-name="P5">For example, we can generate the GET /books request in cURL syntax:</text:p>
      <text:p text:style-name="P5"/>
      <text:p text:style-name="P5">Postman screenshot: Generate a curl snippet for a GET request</text:p>
      <text:p text:style-name="P5"/>
      <text:p text:style-name="P5">If we copy this snippet into the terminal and press Enter, we make the API call and the response body is printed:</text:p>
      <text:p text:style-name="P5"/>
      <text:p text:style-name="P5">Terminal screenshot: API response from curl command run in the terminal</text:p>
      <text:p text:style-name="P5"/>
      <text:p text:style-name="P5"><text:soft-page-break/>It's definitely easier to read API responses as a human in Postman... 😅</text:p>
      <text:p text:style-name="P5"/>
      <text:p text:style-name="P5">Now you know how to give your applications superpowers with APIs 🚀!</text:p>
      <text:p text:style-name="P5"/>
      <text:p text:style-name="P5"/>
      <text:p text:style-name="P5"/>
      <text:p text:style-name="P3">Skillcheck (required)</text:p>
      <text:p text:style-name="P5"/>
      <text:p text:style-name="P5">Let's test your new skills!</text:p>
      <text:p text:style-name="P5"/>
      <text:p text:style-name="P5">Now that you have learned so much about APIs, we will challenge you to use what you have learned!</text:p>
      <text:p text:style-name="P5"/>
      <text:p text:style-name="P5">To complete this test, we will switch gears and pretend to call a Movie API. You will make a request that adds data to a movie database. Once you finish making the request, you'll check your API skills by testing your entire API Fundamentals Student Expert collection in Postman. Good luck!</text:p>
      <text:p text:style-name="P5"/>
      <text:p text:style-name="P5">One API call and 6 Tasks! Your goal is to pass all the tests. Are you ready?</text:p>
      <text:p text:style-name="P5"/>
      <text:p text:style-name="P5">A movie theater uses an API to poll people on their favorite movie actors. Your job is to build a request to submit your favorite actor from a movie of your choice to their database. After making your request, you will check your skills by sending your entire collection for testing in Postman. </text:p>
      <text:p text:style-name="P5"/>
      <text:p text:style-name="P5"><text:s text:c="4"/>[Task 1] Make the request</text:p>
      <text:p text:style-name="P5"><text:s text:c="4"/>Make a request named "skill check".</text:p>
      <text:p text:style-name="P5"><text:s text:c="4"/>Add it under the delete a book request in your collection.</text:p>
      <text:p text:style-name="P5"/>
      <text:p text:style-name="P5"/>
      <text:p text:style-name="P5"/>
      <text:p text:style-name="P5"><text:s text:c="4"/>We will mimic a request to the movie theater using the Postman Echo API, which is a special API Postman built that allows you to make a request that returns whatever you send it. Make your skill check request a POST method to this endpoint:</text:p>
      <text:p text:style-name="P5"/>
      <text:p text:style-name="P5"><text:s text:c="4"/>https://postman-echo.com/post</text:p>
      <text:p text:style-name="P5"/>
      <text:p text:style-name="P5"><text:s text:c="4"/>Stuck? Review creating requests here</text:p>
      <text:p text:style-name="P5"/>
      <text:p text:style-name="P5"><text:s text:c="4"/>[Task 2] Add a query parameter called "movieName"</text:p>
      <text:p text:style-name="P5"/>
      <text:p text:style-name="P5"><text:soft-page-break/><text:s text:c="4"/>Your request should have: a "movieName" parameter with a value set to your favorite movie.</text:p>
      <text:p text:style-name="P5"/>
      <text:p text:style-name="P5"><text:s text:c="4"/>Stuck? Review how to add parameters here</text:p>
      <text:p text:style-name="P5"/>
      <text:p text:style-name="P5"><text:s text:c="4"/>[Task 3] Turn your base URL into a variable.</text:p>
      <text:p text:style-name="P5"/>
      <text:p text:style-name="P5"><text:s text:c="4"/>Simplify the request by replacing https://postman-echo.com with a collection variable named skillcheckBaseUrl</text:p>
      <text:p text:style-name="P5"/>
      <text:p text:style-name="P5"><text:s text:c="4"/>Stuck? Review "Make a baseUrl variable" here</text:p>
      <text:p text:style-name="P5"/>
      <text:p text:style-name="P5"><text:s text:c="4"/>The URL should look like this {{skillcheckBaseUrl}}/post</text:p>
      <text:p text:style-name="P5"><text:s text:c="4"/>[Task 4] Use API Key authorization</text:p>
      <text:p text:style-name="P5"><text:s text:c="4"/>The movie theater API requires the requests to be authorized. Add an API key of "student-expert" and a value of "skillcheck" at the request level using Authorization tab.</text:p>
      <text:p text:style-name="P5"/>
      <text:p text:style-name="P5"><text:s text:c="4"/>Stuck? Review how to use the auth helper in Postman here (Be sure to add authorization on your skillcheck Request using Authorization tab and not the Collection level this time as we already have it set with the Library API!)</text:p>
      <text:p text:style-name="P5"/>
      <text:p text:style-name="P5"><text:s text:c="4"/>[Task 5] Add a JSON body with the property "actorName"</text:p>
      <text:p text:style-name="P5"><text:s text:c="4"/>Your skillcheck request should be a JSON body with a property called "actorName" and a value set to any actor from the movie you chose in step 2.</text:p>
      <text:p text:style-name="P5"/>
      <text:p text:style-name="P5"><text:s text:c="4"/>Send your request to get a response from the API.</text:p>
      <text:p text:style-name="P5"/>
      <text:p text:style-name="P5"><text:s text:c="4"/>Stuck? Review adding a body to a POST request here</text:p>
      <text:p text:style-name="P5"/>
      <text:p text:style-name="P5"><text:s text:c="4"/>[Task 6] Set a variable using a post-response script</text:p>
      <text:p text:style-name="P5"><text:s text:c="4"/>Let's automatically set the actorName as a collection variable named "favoriteActor". In the Post response scripts tab of the request, write a script to get the actorName from the response body and save the value as a new collection variable called "favoriteActor".</text:p>
      <text:p text:style-name="P5"/>
      <text:p text:style-name="P5"><text:s text:c="4"/>Send your request again and confirm this works by checking your collection variable page to see if the value is updated.</text:p>
      <text:p text:style-name="P5"/>
      <text:p text:style-name="P5"><text:s text:c="4"/>Stuck? Review "getting and setting collection variables" here</text:p>
      <text:p text:style-name="P5"/>
      <text:p text:style-name="P3">Test your collection locally</text:p>
      <text:p text:style-name="P5"/>
      <text:p text:style-name="P5"><text:soft-page-break/>Nice! You made your request! Now, you'll test your entire API Fundamentals Student Expert collection using the "Collection Test" the collection we forked earlier.</text:p>
      <text:p text:style-name="P5"/>
      <text:p text:style-name="P5">If you missed it or did not fork the collection, please revisit the "Halfway Test" lesson.</text:p>
      <text:p text:style-name="P5"/>
      <text:p text:style-name="P5">Follow the instructions below to make the final test.</text:p>
      <text:p text:style-name="P5"/>
      <text:p text:style-name="P5"><text:s text:c="4"/>Save the "Postman Library API v2 collection" collection after adding all the requests until the skill check. It should look like this:</text:p>
      <text:p text:style-name="P5"><text:s text:c="4"/>Your collection should look like this in the exact same order. If your requests are out of order, you can drag them into the above order.</text:p>
      <text:p text:style-name="P5"/>
      <text:p text:style-name="P5"><text:s text:c="4"/>You already set the variable {{submission}} in the Halfway Test lesson. See how useful the variables are 😉.</text:p>
      <text:p text:style-name="P5"/>
      <text:p text:style-name="P5"><text:s text:c="4"/>Let's ensure that the {{submission}} variable is set before we test our collection; please follow this quick step:</text:p>
      <text:p text:style-name="P5"/>
      <text:p text:style-name="P5"/>
      <text:p text:style-name="P5"><text:s text:c="4"/>Go to the Final Check request in the "Collection Test" collection and run the request.</text:p>
      <text:p text:style-name="P5"/>
      <text:p text:style-name="P5"/>
      <text:p text:style-name="P5"/>
      <text:p text:style-name="P5"><text:s text:c="4"/>Check the Test Results tab in the response. If you followed the course properly and passed all the Tests, you should see Test Results (28/28).</text:p>
      <text:p text:style-name="P5"/>
      <text:p text:style-name="P5"><text:s text:c="4"/>If you don't pass all the tests on the first try, you will see something like this: Test Results (25/28) (this means you failed 3 tasks). Don't worry; you can solve all the errors easily by reading the error messages and fixing them. See the tips mentioned below.</text:p>
      <text:p text:style-name="P5"/>
      <text:p text:style-name="P5"><text:s text:c="4"/>Tips to resolve all your errors</text:p>
      <text:p text:style-name="P5"/>
      <text:p text:style-name="P5"><text:s text:c="4"/>&gt; Read the test messages. Use them as hints to fix your Postman Library API v2 collection. Save any changes you make, then send your test request again.</text:p>
      <text:p text:style-name="P5"/>
      <text:p text:style-name="P5"><text:s text:c="4"/>&gt; Re-read the instructions of previous lessons carefully for the areas you missed</text:p>
      <text:p text:style-name="P5"/>
      <text:p text:style-name="P5"><text:s text:c="4"/>&gt; Make sure your requests are in the order presented in the course!</text:p>
      <text:p text:style-name="P5"/>
      <text:p text:style-name="P5"><text:s text:c="4"/>&gt; Please join here and go through this detailed FAQ: https://discord.com/channels/831210428314157076/1268565927599800423, and ask <text:soft-page-break/>questions in the thread below. If you are not able to solve it, we also have an active Discord Community, which is very supportive. </text:p>
      <text:p text:style-name="P5"/>
      <text:p text:style-name="P5"><text:s text:c="4"/>Keep trying. Once your collection passes all the local tests, you have successfully completed the course.</text:p>
      <text:p text:style-name="P5"/>
      <text:p text:style-name="P5">Getting help</text:p>
      <text:p text:style-name="P5"/>
      <text:p text:style-name="P5">If you are stuck or have an error, please review our FAQ and try to troubleshoot it yourself. </text:p>
      <text:p text:style-name="P5"/>
      <text:p text:style-name="P5">We also have an active Discord Community, which is very supportive; please join here and ask for help in student-expert-training🏋🏼. </text:p>
      <text:p text:style-name="P5">Almost there!</text:p>
      <text:p text:style-name="P5"/>
      <text:p text:style-name="P5">In the next step, you will submit your work in Postman to complete this course and continue to claim your badge!</text:p>
      <text:p text:style-name="P5"/>
      <text:p text:style-name="P3"/>
      <text:p text:style-name="P3">Recap</text:p>
      <text:p text:style-name="P5"/>
      <text:p text:style-name="P5">Wow! You learned a ton so far. Now you know:</text:p>
      <text:p text:style-name="P5"/>
      <text:p text:style-name="P5"><text:s text:c="4"/>what APIs are</text:p>
      <text:p text:style-name="P5"><text:s text:c="4"/>what Postman is for</text:p>
      <text:p text:style-name="P5"><text:s text:c="4"/>how to build API requests (GET, POST, PATCH, DELETE)</text:p>
      <text:p text:style-name="P5"><text:s text:c="4"/>how to interpret API responses</text:p>
      <text:p text:style-name="P5"><text:s text:c="4"/>how to read API documentation</text:p>
      <text:p text:style-name="P5"><text:s text:c="4"/>how to authorize requests to an API</text:p>
      <text:p text:style-name="P5"><text:s text:c="4"/>how to set variables in Postman for efficiency</text:p>
      <text:p text:style-name="P5"><text:s text:c="4"/>how to automate processes with scripts in Postman</text:p>
      <text:p text:style-name="P5"><text:s text:c="4"/>how to generate API call code snippets for your apps using Postman's codegen feature</text:p>
      <text:p text:style-name="P5"/>
      <text:p text:style-name="P5">You can now complete a day at work as a librarian adding, removing, searching and checking out books from the library system, using only HTTP calls over a network via Postman.</text:p>
      <text:p text:style-name="P5">Why is this important?</text:p>
      <text:p text:style-name="P5"/>
      <text:p text:style-name="P5">By understanding how API requests and responses work, you can collect data or integrate various APIs into your applications like lego bricks. Among other things like sharing your collections, Postman helps you explore APIs when you otherwise wouldn’t <text:soft-page-break/>have a graphical interface. You also know how to link what you've explored in Postman into real software using Postman's codegen feature!</text:p>
      <text:p text:style-name="P5">Almost there!</text:p>
      <text:p text:style-name="P5"/>
      <text:p text:style-name="P5">In the next step, you will submit the work you did in Postman in order to complete this course. We'd also love your feedback in the last step! </text:p>
      <text:p text:style-name="P5"/>
      <text:p text:style-name="P5"/>
      <text:p text:style-name="P5">Submit your Postman collection</text:p>
      <text:p text:style-name="P5"/>
      <text:p text:style-name="P5">To complete this lesson, you will submit a link to the collection where you completed your activities in Postman. In true Postman fashion, we will do this by calling another API that will check your work!</text:p>
      <text:p text:style-name="P5"/>
      <text:p text:style-name="P5">Once you complete the steps below this lesson will be marked as complete and you will have finished this course.</text:p>
      <text:p text:style-name="P5">First, check your requests</text:p>
      <text:p text:style-name="P5"/>
      <text:p text:style-name="P5">Your collection should only have 7 requests in this exact order:</text:p>
      <text:p text:style-name="P5"/>
      <text:p text:style-name="P5"><text:s text:c="4"/>get books</text:p>
      <text:p text:style-name="P5"><text:s text:c="4"/>get fiction books</text:p>
      <text:p text:style-name="P5"><text:s text:c="4"/>get book by id</text:p>
      <text:p text:style-name="P5"><text:s text:c="4"/>add a book</text:p>
      <text:p text:style-name="P5"><text:s text:c="4"/>checkout a book</text:p>
      <text:p text:style-name="P5"><text:s text:c="4"/>delete a book</text:p>
      <text:p text:style-name="P5"><text:s text:c="4"/>skillcheck</text:p>
      <text:p text:style-name="P5"/>
      <text:p text:style-name="P5"><text:s text:c="4"/>Note: You may get a warning message and email stating, "Tokens exposed at 1 instances by your recent action". Please disregard this warning. This situation is fine because it is a read-only token and you aren't exposing anything sensitive. </text:p>
      <text:p text:style-name="P5"/>
      <text:p text:style-name="P5">In the "Collection Test" you will update the "submit" request for submitting your work.</text:p>
      <text:p text:style-name="P5"/>
      <text:p text:style-name="P5">You can follow the video below or read the instructions.</text:p>
      <text:p text:style-name="P5"/>
      <text:p text:style-name="P5"><text:s/></text:p>
      <text:p text:style-name="P5"/>
      <text:p text:style-name="P5"><text:s text:c="8"/>Click on the submit request in your "Collection Test" collection.</text:p>
      <text:p text:style-name="P5"/>
      <text:p text:style-name="P5"/>
      <text:p text:style-name="P5"><text:soft-page-break/><text:s text:c="9"/>Ensure that the request method is set to POST, and the request URL to https://lesson-completion.postmanlabs.com/submit</text:p>
      <text:p text:style-name="P5"/>
      <text:p text:style-name="P5"><text:s text:c="9"/>Add a raw JSON body to your request from the Body tab.</text:p>
      <text:p text:style-name="P5"/>
      <text:p text:style-name="P5"><text:s text:c="8"/>Copy this custom body for you and paste it into the body editor:</text:p>
      <text:p text:style-name="P5"/>
      <text:p text:style-name="P5"><text:s text:c="8"/>{</text:p>
      <text:p text:style-name="P5"><text:s text:c="10"/>"email": "rajendrashahi655@gmail.com",</text:p>
      <text:p text:style-name="P5"><text:s text:c="10"/>"postmanCollectionJsonUrl": "{{submission}}",</text:p>
      <text:p text:style-name="P5"><text:s text:c="10"/>"publishedCourseId": "2q2jokzsn62y8",</text:p>
      <text:p text:style-name="P5"><text:s text:c="10"/>"lessonId": "go6mgkytvk8u"</text:p>
      <text:p text:style-name="P5"><text:s text:c="8"/>}</text:p>
      <text:p text:style-name="P5"/>
      <text:p text:style-name="P5"/>
      <text:p text:style-name="P5"><text:s text:c="8"/>We have already set the variable {{submission}} while testing the collection, and the submission variable contains your Postman Library API v2 collection's public JSON link.</text:p>
      <text:p text:style-name="P5"/>
      <text:p text:style-name="P5"><text:s text:c="8"/>Save and Send your submit request 💾.</text:p>
      <text:p text:style-name="P5"/>
      <text:p text:style-name="P5">If your collection passes all the tests, you will get a success message, and this lesson will be marked complete automatically 🎉, Refresh this page and move to the next one to claim your badge.</text:p>
      <text:p text:style-name="P5"/>
      <text:p text:style-name="P5">success response from API</text:p>
      <text:p text:style-name="P5">Stuck?</text:p>
      <text:p text:style-name="P5"/>
      <text:p text:style-name="P5">If you get a 424 error response from the API, your collection failed one or more tests. Follow these steps. </text:p>
      <text:p text:style-name="P5"/>
      <text:p text:style-name="P5">1. Fix the errors, save, and resubmit</text:p>
      <text:p text:style-name="P5">Read the error messages and make any necessary fixes to your collection to pass the tests. Be sure to save any changes! </text:p>
      <text:p text:style-name="P5"/>
      <text:p text:style-name="P5">2. Getting a 500 level error?</text:p>
      <text:p text:style-name="P5">Try resubmitting again in 5 minutes. If that fails, try step 3 below.</text:p>
      <text:p text:style-name="P5"/>
      <text:p text:style-name="P5">3. Check the FAQ for common questions about how to resolve errors</text:p>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6T02:58:02.476000000</meta:creation-date>
    <dc:date>2024-08-06T03:10:15.982000000</dc:date>
    <meta:editing-duration>PT12M14S</meta:editing-duration>
    <meta:editing-cycles>2</meta:editing-cycles>
    <meta:generator>LibreOffice/24.2.5.2$Windows_X86_64 LibreOffice_project/bffef4ea93e59bebbeaf7f431bb02b1a39ee8a59</meta:generator>
    <meta:document-statistic meta:table-count="1" meta:image-count="0" meta:object-count="0" meta:page-count="41" meta:paragraph-count="766" meta:word-count="9896" meta:character-count="59191" meta:non-whitespace-character-count="48770"/>
  </office:meta>
</office:document-meta>
</file>